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 text:start-value="7">
        <style:list-level-properties text:space-before="0.2291in" text:min-label-width="0in" text:list-level-position-and-space-mode="label-alignment">
          <style:list-level-label-alignment text:label-followed-by="listtab" fo:margin-left="0.2291in" fo:text-indent="0in"/>
        </style:list-level-properties>
      </text:list-level-style-number>
      <text:list-level-style-number text:level="2" text:style-name="WW_CharLFO6LVL2" style:num-suffix="." style:num-format="1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</text:list-level-style-number>
      <text:list-level-style-number text:level="3" text:style-name="WW_CharLFO6LVL3" style:num-format="i">
        <style:list-level-properties text:space-before="1.0006in" text:min-label-width="0in" text:list-level-position-and-space-mode="label-alignment">
          <style:list-level-label-alignment text:label-followed-by="listtab" fo:margin-left="1.0006in" fo:text-indent="0in"/>
        </style:list-level-properties>
      </text:list-level-style-number>
      <text:list-level-style-number text:level="4" text:style-name="WW_CharLFO6LVL4" style:num-format="1">
        <style:list-level-properties text:space-before="1.5006in" text:min-label-width="0in" text:list-level-position-and-space-mode="label-alignment">
          <style:list-level-label-alignment text:label-followed-by="listtab" fo:margin-left="1.5006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0006in" text:min-label-width="0in" text:list-level-position-and-space-mode="label-alignment">
          <style:list-level-label-alignment text:label-followed-by="listtab" fo:margin-left="2.0006in" fo:text-indent="0in"/>
        </style:list-level-properties>
      </text:list-level-style-number>
      <text:list-level-style-number text:level="6" text:style-name="WW_CharLFO6LVL6" style:num-format="i">
        <style:list-level-properties text:space-before="2.5006in" text:min-label-width="0in" text:list-level-position-and-space-mode="label-alignment">
          <style:list-level-label-alignment text:label-followed-by="listtab" fo:margin-left="2.5006in" fo:text-indent="0in"/>
        </style:list-level-properties>
      </text:list-level-style-number>
      <text:list-level-style-number text:level="7" text:style-name="WW_CharLFO6LVL7" style:num-format="1">
        <style:list-level-properties text:space-before="3.0006in" text:min-label-width="0in" text:list-level-position-and-space-mode="label-alignment">
          <style:list-level-label-alignment text:label-followed-by="listtab" fo:margin-left="3.0006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5006in" text:min-label-width="0in" text:list-level-position-and-space-mode="label-alignment">
          <style:list-level-label-alignment text:label-followed-by="listtab" fo:margin-left="3.5006in" fo:text-indent="0in"/>
        </style:list-level-properties>
      </text:list-level-style-number>
      <text:list-level-style-number text:level="9" text:style-name="WW_CharLFO6LVL9" style:num-format="i">
        <style:list-level-properties text:space-before="4.0006in" text:min-label-width="0in" text:list-level-position-and-space-mode="label-alignment">
          <style:list-level-label-alignment text:label-followed-by="listtab" fo:margin-left="4.0006in" fo:text-indent="0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Arial"/>
      </text:list-level-style-bullet>
      <text:list-level-style-bullet text:level="2" text:style-name="WW_CharLFO7LVL2" text:bullet-char="•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  <style:text-properties style:font-name="Arial"/>
      </text:list-level-style-bullet>
      <text:list-level-style-bullet text:level="3" text:style-name="WW_CharLFO7LVL3" text:bullet-char="▪">
        <style:list-level-properties text:space-before="1.0006in" text:min-label-width="0in" text:list-level-position-and-space-mode="label-alignment">
          <style:list-level-label-alignment text:label-followed-by="listtab" fo:margin-left="1.0006in" fo:text-indent="0in"/>
        </style:list-level-properties>
        <style:text-properties style:font-name="Segoe UI Symbol"/>
      </text:list-level-style-bullet>
      <text:list-level-style-bullet text:level="4" text:style-name="WW_CharLFO7LVL4" text:bullet-char="•">
        <style:list-level-properties text:space-before="1.5006in" text:min-label-width="0in" text:list-level-position-and-space-mode="label-alignment">
          <style:list-level-label-alignment text:label-followed-by="listtab" fo:margin-left="1.5006in" fo:text-indent="0in"/>
        </style:list-level-properties>
        <style:text-properties style:font-name="Arial"/>
      </text:list-level-style-bullet>
      <text:list-level-style-bullet text:level="5" text:style-name="WW_CharLFO7LVL5" text:bullet-char="o">
        <style:list-level-properties text:space-before="2.0006in" text:min-label-width="0in" text:list-level-position-and-space-mode="label-alignment">
          <style:list-level-label-alignment text:label-followed-by="listtab" fo:margin-left="2.0006in" fo:text-indent="0in"/>
        </style:list-level-properties>
        <style:text-properties style:font-name="Segoe UI Symbol"/>
      </text:list-level-style-bullet>
      <text:list-level-style-bullet text:level="6" text:style-name="WW_CharLFO7LVL6" text:bullet-char="▪">
        <style:list-level-properties text:space-before="2.5006in" text:min-label-width="0in" text:list-level-position-and-space-mode="label-alignment">
          <style:list-level-label-alignment text:label-followed-by="listtab" fo:margin-left="2.5006in" fo:text-indent="0in"/>
        </style:list-level-properties>
        <style:text-properties style:font-name="Segoe UI Symbol"/>
      </text:list-level-style-bullet>
      <text:list-level-style-bullet text:level="7" text:style-name="WW_CharLFO7LVL7" text:bullet-char="•">
        <style:list-level-properties text:space-before="3.0006in" text:min-label-width="0in" text:list-level-position-and-space-mode="label-alignment">
          <style:list-level-label-alignment text:label-followed-by="listtab" fo:margin-left="3.0006in" fo:text-indent="0in"/>
        </style:list-level-properties>
        <style:text-properties style:font-name="Arial"/>
      </text:list-level-style-bullet>
      <text:list-level-style-bullet text:level="8" text:style-name="WW_CharLFO7LVL8" text:bullet-char="o">
        <style:list-level-properties text:space-before="3.5006in" text:min-label-width="0in" text:list-level-position-and-space-mode="label-alignment">
          <style:list-level-label-alignment text:label-followed-by="listtab" fo:margin-left="3.5006in" fo:text-indent="0in"/>
        </style:list-level-properties>
        <style:text-properties style:font-name="Segoe UI Symbol"/>
      </text:list-level-style-bullet>
      <text:list-level-style-bullet text:level="9" text:style-name="WW_CharLFO7LVL9" text:bullet-char="▪">
        <style:list-level-properties text:space-before="4.0006in" text:min-label-width="0in" text:list-level-position-and-space-mode="label-alignment">
          <style:list-level-label-alignment text:label-followed-by="listtab" fo:margin-left="4.0006in" fo:text-indent="0in"/>
        </style:list-level-properties>
        <style:text-properties style:font-name="Segoe UI Symbol"/>
      </text:list-level-style-bullet>
    </text:list-style>
    <style:style style:name="P1" style:parent-style-name="Нормален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Нормален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3" style:parent-style-name="Безразредка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4" style:parent-style-name="Безразредка" style:family="paragraph">
      <style:text-properties fo:font-weight="bold" style:font-weight-asian="bold" style:font-weight-complex="bold" fo:font-size="12pt" style:font-size-asian="12pt" style:font-size-complex="12pt"/>
    </style:style>
    <style:style style:name="T5" style:parent-style-name="Шрифтнаабзацапоподразбиране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6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7" style:parent-style-name="Шрифтнаабзацапоподразбиране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8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9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10" style:parent-style-name="Шрифтнаабзацапоподразбиране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1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12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P13" style:parent-style-name="Безразредка" style:list-style-name="LFO2" style:family="paragraph"/>
    <style:style style:name="T14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15" style:parent-style-name="Шрифтнаабзацапоподразбиране" style:family="text">
      <style:text-properties fo:font-size="12pt" style:font-size-asian="12pt" style:font-size-complex="12pt"/>
    </style:style>
    <style:style style:name="T16" style:parent-style-name="normaltextrun" style:family="text">
      <style:text-properties style:font-name-complex="Calibri" fo:color="#313131" fo:font-size="10.5pt" style:font-size-asian="10.5pt" style:font-size-complex="10.5pt" fo:background-color="#FFFFFF"/>
    </style:style>
    <style:style style:name="P17" style:parent-style-name="Безразредка" style:list-style-name="LFO2" style:family="paragraph"/>
    <style:style style:name="T18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19" style:parent-style-name="Шрифтнаабзацапоподразбиране" style:family="text">
      <style:text-properties fo:font-size="12pt" style:font-size-asian="12pt" style:font-size-complex="12pt"/>
    </style:style>
    <style:style style:name="T20" style:parent-style-name="normaltextrun" style:family="text">
      <style:text-properties style:font-name-complex="Calibri" fo:color="#313131" fo:font-size="10.5pt" style:font-size-asian="10.5pt" style:font-size-complex="10.5pt" fo:background-color="#FFFFFF"/>
    </style:style>
    <style:style style:name="P21" style:parent-style-name="Безразредка" style:list-style-name="LFO2" style:family="paragraph"/>
    <style:style style:name="T22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23" style:parent-style-name="Шрифтнаабзацапоподразбиране" style:family="text">
      <style:text-properties fo:font-size="12pt" style:font-size-asian="12pt" style:font-size-complex="12pt"/>
    </style:style>
    <style:style style:name="T24" style:parent-style-name="normaltextrun" style:family="text">
      <style:text-properties style:font-name-complex="Calibri" fo:color="#313131" fo:font-size="10.5pt" style:font-size-asian="10.5pt" style:font-size-complex="10.5pt" fo:background-color="#FFFFFF"/>
    </style:style>
    <style:style style:name="P25" style:parent-style-name="Безразредка" style:list-style-name="LFO2" style:family="paragraph"/>
    <style:style style:name="T26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27" style:parent-style-name="Шрифтнаабзацапоподразбиране" style:family="text">
      <style:text-properties fo:font-size="12pt" style:font-size-asian="12pt" style:font-size-complex="12pt"/>
    </style:style>
    <style:style style:name="T28" style:parent-style-name="normaltextrun" style:family="text">
      <style:text-properties style:font-name-complex="Calibri" fo:color="#313131" fo:font-size="10.5pt" style:font-size-asian="10.5pt" style:font-size-complex="10.5pt" fo:background-color="#FFFFFF"/>
    </style:style>
    <style:style style:name="P29" style:parent-style-name="Безразредка" style:list-style-name="LFO2" style:family="paragraph"/>
    <style:style style:name="T30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31" style:parent-style-name="Шрифтнаабзацапоподразбиране" style:family="text">
      <style:text-properties fo:font-size="12pt" style:font-size-asian="12pt" style:font-size-complex="12pt"/>
    </style:style>
    <style:style style:name="T32" style:parent-style-name="normaltextrun" style:family="text">
      <style:text-properties style:font-name-complex="Calibri" fo:color="#313131" fo:font-size="10.5pt" style:font-size-asian="10.5pt" style:font-size-complex="10.5pt" fo:background-color="#FFFFFF"/>
    </style:style>
    <style:style style:name="P33" style:parent-style-name="Безразредка" style:list-style-name="LFO2" style:family="paragraph"/>
    <style:style style:name="T34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35" style:parent-style-name="Шрифтнаабзацапоподразбиране" style:family="text">
      <style:text-properties fo:font-size="12pt" style:font-size-asian="12pt" style:font-size-complex="12pt"/>
    </style:style>
    <style:style style:name="T36" style:parent-style-name="normaltextrun" style:family="text">
      <style:text-properties style:font-name-complex="Calibri" fo:color="#313131" fo:font-size="10.5pt" style:font-size-asian="10.5pt" style:font-size-complex="10.5pt" fo:background-color="#FFFFFF"/>
    </style:style>
    <style:style style:name="P37" style:parent-style-name="Безразредка" style:list-style-name="LFO2" style:family="paragraph"/>
    <style:style style:name="T38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39" style:parent-style-name="Шрифтнаабзацапоподразбиране" style:family="text">
      <style:text-properties fo:font-size="12pt" style:font-size-asian="12pt" style:font-size-complex="12pt"/>
    </style:style>
    <style:style style:name="T40" style:parent-style-name="normaltextrun" style:family="text">
      <style:text-properties style:font-name-complex="Calibri" fo:color="#313131" fo:font-size="10.5pt" style:font-size-asian="10.5pt" style:font-size-complex="10.5pt" fo:background-color="#FFFFFF"/>
    </style:style>
    <style:style style:name="T41" style:parent-style-name="normaltextrun" style:family="text">
      <style:text-properties style:font-name-complex="Calibri" fo:color="#313131" fo:font-size="10.5pt" style:font-size-asian="10.5pt" style:font-size-complex="10.5pt" fo:background-color="#FFFFFF"/>
    </style:style>
    <style:style style:name="P42" style:parent-style-name="Безразредка" style:family="paragraph">
      <style:text-properties fo:font-size="12pt" style:font-size-asian="12pt" style:font-size-complex="12pt" fo:language="en" fo:country="US"/>
    </style:style>
    <style:style style:name="T43" style:parent-style-name="Шрифтнаабзацапоподразбиране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44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45" style:parent-style-name="Шрифтнаабзацапоподразбиране" style:family="text">
      <style:text-properties fo:font-size="12pt" style:font-size-asian="12pt" style:font-size-complex="12pt"/>
    </style:style>
    <style:style style:name="T46" style:parent-style-name="Шрифтнаабзацапоподразбиране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47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48" style:parent-style-name="Шрифтнаабзацапоподразбиране" style:family="text">
      <style:text-properties fo:font-size="12pt" style:font-size-asian="12pt" style:font-size-complex="12pt"/>
    </style:style>
    <style:style style:name="T49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50" style:parent-style-name="Шрифтнаабзацапоподразбиране" style:family="text">
      <style:text-properties fo:font-size="12pt" style:font-size-asian="12pt" style:font-size-complex="12pt"/>
    </style:style>
    <style:style style:name="T51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52" style:parent-style-name="Шрифтнаабзацапоподразбиране" style:family="text">
      <style:text-properties fo:font-size="12pt" style:font-size-asian="12pt" style:font-size-complex="12pt"/>
    </style:style>
    <style:style style:name="T53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54" style:parent-style-name="Шрифтнаабзацапоподразбиране" style:family="text">
      <style:text-properties fo:font-size="12pt" style:font-size-asian="12pt" style:font-size-complex="12pt"/>
    </style:style>
    <style:style style:name="T55" style:parent-style-name="Шрифтнаабзацапоподразбиране" style:family="text">
      <style:text-properties fo:font-size="12pt" style:font-size-asian="12pt" style:font-size-complex="12pt"/>
    </style:style>
    <style:style style:name="T56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57" style:parent-style-name="Шрифтнаабзацапоподразбиране" style:family="text">
      <style:text-properties fo:font-size="12pt" style:font-size-asian="12pt" style:font-size-complex="12pt"/>
    </style:style>
    <style:style style:name="T58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59" style:parent-style-name="Шрифтнаабзацапоподразбиране" style:family="text">
      <style:text-properties fo:font-size="12pt" style:font-size-asian="12pt" style:font-size-complex="12pt"/>
    </style:style>
    <style:style style:name="T60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61" style:parent-style-name="Шрифтнаабзацапоподразбиране" style:family="text">
      <style:text-properties fo:font-size="12pt" style:font-size-asian="12pt" style:font-size-complex="12pt"/>
    </style:style>
    <style:style style:name="T62" style:parent-style-name="Шрифтнаабзацапоподразбиране" style:family="text">
      <style:text-properties fo:font-size="12pt" style:font-size-asian="12pt" style:font-size-complex="12pt"/>
    </style:style>
    <style:style style:name="T63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64" style:parent-style-name="Шрифтнаабзацапоподразбиране" style:family="text">
      <style:text-properties fo:font-weight="bold" style:font-weight-asian="bold" style:font-weight-complex="bold" fo:font-size="12pt" style:font-size-asian="12pt" style:font-size-complex="12pt"/>
    </style:style>
    <style:style style:name="T65" style:parent-style-name="Шрифтнаабзацапоподразбиране" style:family="text">
      <style:text-properties fo:font-size="12pt" style:font-size-asian="12pt" style:font-size-complex="12pt"/>
    </style:style>
    <style:style style:name="P66" style:parent-style-name="Безразредка" style:family="paragraph">
      <style:text-properties fo:font-size="12pt" style:font-size-asian="12pt" style:font-size-complex="12pt" fo:language="en" fo:country="US"/>
    </style:style>
    <style:style style:name="P67" style:parent-style-name="Безразредка" style:family="paragraph">
      <style:text-properties fo:font-size="12pt" style:font-size-asian="12pt" style:font-size-complex="12pt" fo:language="en" fo:country="US"/>
    </style:style>
    <style:style style:name="T68" style:parent-style-name="Шрифтнаабзацапоподразбиране" style:family="text">
      <style:text-properties fo:font-size="12pt" style:font-size-asian="12pt" style:font-size-complex="12pt"/>
    </style:style>
    <style:style style:name="T69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70" style:parent-style-name="Шрифтнаабзацапоподразбиране" style:family="text">
      <style:text-properties fo:font-size="12pt" style:font-size-asian="12pt" style:font-size-complex="12pt"/>
    </style:style>
    <style:style style:name="T71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72" style:parent-style-name="Шрифтнаабзацапоподразбиране" style:family="text">
      <style:text-properties fo:font-weight="bold" style:font-weight-asian="bold" style:font-weight-complex="bold" fo:font-size="12pt" style:font-size-asian="12pt" style:font-size-complex="12pt"/>
    </style:style>
    <style:style style:name="T73" style:parent-style-name="Шрифтнаабзацапоподразбиране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74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P75" style:parent-style-name="Безразредка" style:list-style-name="LFO3" style:family="paragraph"/>
    <style:style style:name="T76" style:parent-style-name="Шрифтнаабзацапоподразбиране" style:family="text">
      <style:text-properties fo:font-size="12pt" style:font-size-asian="12pt" style:font-size-complex="12pt"/>
    </style:style>
    <style:style style:name="T77" style:parent-style-name="normaltextrun" style:family="text">
      <style:text-properties style:font-name-complex="Calibri" fo:font-size="10.5pt" style:font-size-asian="10.5pt" style:font-size-complex="10.5pt" fo:background-color="#FFFFFF"/>
    </style:style>
    <style:style style:name="P78" style:parent-style-name="Безразредка" style:list-style-name="LFO3" style:family="paragraph"/>
    <style:style style:name="T79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80" style:parent-style-name="Шрифтнаабзацапоподразбиране" style:family="text">
      <style:text-properties fo:font-size="12pt" style:font-size-asian="12pt" style:font-size-complex="12pt"/>
    </style:style>
    <style:style style:name="T81" style:parent-style-name="normaltextrun" style:family="text">
      <style:text-properties style:font-name-complex="Calibri" fo:font-size="10.5pt" style:font-size-asian="10.5pt" style:font-size-complex="10.5pt" fo:background-color="#FFFFFF"/>
    </style:style>
    <style:style style:name="T82" style:parent-style-name="normaltextrun" style:family="text">
      <style:text-properties style:font-name-complex="Calibri" fo:font-size="10.5pt" style:font-size-asian="10.5pt" style:font-size-complex="10.5pt" fo:background-color="#FFFFFF"/>
    </style:style>
    <style:style style:name="P83" style:parent-style-name="Безразредка" style:list-style-name="LFO3" style:family="paragraph"/>
    <style:style style:name="T84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85" style:parent-style-name="Шрифтнаабзацапоподразбиране" style:family="text">
      <style:text-properties fo:font-size="12pt" style:font-size-asian="12pt" style:font-size-complex="12pt"/>
    </style:style>
    <style:style style:name="P86" style:parent-style-name="Безразредка" style:list-style-name="LFO3" style:family="paragraph"/>
    <style:style style:name="T87" style:parent-style-name="Шрифтнаабзацапоподразбиране" style:family="text">
      <style:text-properties fo:font-size="12pt" style:font-size-asian="12pt" style:font-size-complex="12pt"/>
    </style:style>
    <style:style style:name="T88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89" style:parent-style-name="Шрифтнаабзацапоподразбиране" style:family="text">
      <style:text-properties fo:font-size="12pt" style:font-size-asian="12pt" style:font-size-complex="12pt"/>
    </style:style>
    <style:style style:name="P90" style:parent-style-name="Безразредка" style:family="paragraph">
      <style:text-properties fo:font-size="12pt" style:font-size-asian="12pt" style:font-size-complex="12pt" fo:language="en" fo:country="US"/>
    </style:style>
    <style:style style:name="P91" style:parent-style-name="Безразредка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92" style:parent-style-name="Безразредка" style:family="paragraph">
      <style:text-properties fo:font-weight="bold" style:font-weight-asian="bold" style:font-weight-complex="bold" fo:font-size="12pt" style:font-size-asian="12pt" style:font-size-complex="12pt"/>
    </style:style>
    <style:style style:name="T93" style:parent-style-name="Шрифтнаабзацапоподразбиране" style:family="text">
      <style:text-properties fo:font-size="12pt" style:font-size-asian="12pt" style:font-size-complex="12pt"/>
    </style:style>
    <style:style style:name="T94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95" style:parent-style-name="Шрифтнаабзацапоподразбиране" style:family="text">
      <style:text-properties fo:font-size="12pt" style:font-size-asian="12pt" style:font-size-complex="12pt"/>
    </style:style>
    <style:style style:name="T96" style:parent-style-name="Шрифтнаабзацапоподразбиране" style:family="text">
      <style:text-properties fo:font-size="12pt" style:font-size-asian="12pt" style:font-size-complex="12pt"/>
    </style:style>
    <style:style style:name="TableColumn98" style:family="table-column">
      <style:table-column-properties style:column-width="0.6458in"/>
    </style:style>
    <style:style style:name="TableColumn99" style:family="table-column">
      <style:table-column-properties style:column-width="0.5944in"/>
    </style:style>
    <style:style style:name="TableColumn100" style:family="table-column">
      <style:table-column-properties style:column-width="0.6131in"/>
    </style:style>
    <style:style style:name="Table97" style:family="table">
      <style:table-properties style:width="1.8534in" fo:margin-left="0in" table:align="left"/>
    </style:style>
    <style:style style:name="TableRow101" style:family="table-row">
      <style:table-row-properties style:min-row-height="0.2326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Безразредка" style:family="paragraph">
      <style:text-properties fo:font-size="12pt" style:font-size-asian="12pt" style:font-size-complex="12pt" fo:language="en" fo:country="US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Безразредка" style:family="paragraph">
      <style:text-properties fo:font-size="12pt" style:font-size-asian="12pt" style:font-size-complex="12pt" fo:language="en" fo:country="U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Безразредка" style:family="paragraph">
      <style:text-properties fo:font-size="12pt" style:font-size-asian="12pt" style:font-size-complex="12pt" fo:language="en" fo:country="US"/>
    </style:style>
    <style:style style:name="P108" style:parent-style-name="Безразредка" style:family="paragraph">
      <style:text-properties fo:font-size="12pt" style:font-size-asian="12pt" style:font-size-complex="12pt"/>
    </style:style>
    <style:style style:name="P109" style:parent-style-name="Безразредка" style:family="paragraph">
      <style:text-properties fo:font-size="12pt" style:font-size-asian="12pt" style:font-size-complex="12pt"/>
    </style:style>
    <style:style style:name="T110" style:parent-style-name="Шрифтнаабзацапоподразбиране" style:family="text">
      <style:text-properties fo:font-size="12pt" style:font-size-asian="12pt" style:font-size-complex="12pt"/>
    </style:style>
    <style:style style:name="T111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112" style:parent-style-name="Шрифтнаабзацапоподразбиране" style:family="text">
      <style:text-properties fo:font-size="12pt" style:font-size-asian="12pt" style:font-size-complex="12pt"/>
    </style:style>
    <style:style style:name="T113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114" style:parent-style-name="Шрифтнаабзацапоподразбиране" style:family="text">
      <style:text-properties fo:font-size="12pt" style:font-size-asian="12pt" style:font-size-complex="12pt"/>
    </style:style>
    <style:style style:name="T115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116" style:parent-style-name="Шрифтнаабзацапоподразбиране" style:family="text">
      <style:text-properties fo:font-size="12pt" style:font-size-asian="12pt" style:font-size-complex="12pt"/>
    </style:style>
    <style:style style:name="P117" style:parent-style-name="Безразредка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118" style:parent-style-name="Безразредка" style:family="paragraph">
      <style:text-properties fo:font-weight="bold" style:font-weight-asian="bold" style:font-weight-complex="bold" fo:font-size="12pt" style:font-size-asian="12pt" style:font-size-complex="12pt"/>
    </style:style>
    <style:style style:name="T119" style:parent-style-name="Шрифтнаабзацапоподразбиране" style:family="text">
      <style:text-properties fo:font-weight="bold" style:font-weight-asian="bold" style:font-weight-complex="bold" fo:font-size="12pt" style:font-size-asian="12pt" style:font-size-complex="12pt"/>
    </style:style>
    <style:style style:name="T120" style:parent-style-name="Шрифтнаабзацапоподразбиране" style:family="text">
      <style:text-properties fo:font-size="12pt" style:font-size-asian="12pt" style:font-size-complex="12pt"/>
    </style:style>
    <style:style style:name="T121" style:parent-style-name="Шрифтнаабзацапоподразбиране" style:family="text">
      <style:text-properties fo:font-size="12pt" style:font-size-asian="12pt" style:font-size-complex="12pt"/>
    </style:style>
    <style:style style:name="P122" style:parent-style-name="Безразредка" style:family="paragraph">
      <style:text-properties fo:font-size="12pt" style:font-size-asian="12pt" style:font-size-complex="12pt"/>
    </style:style>
    <style:style style:name="P123" style:parent-style-name="Нормален" style:family="paragraph">
      <style:paragraph-properties fo:margin-bottom="0.1118in" fo:margin-left="-0.0034in" fo:text-indent="-0.0069in">
        <style:tab-stops/>
      </style:paragraph-properties>
    </style:style>
    <style:style style:name="T124" style:parent-style-name="Шрифтнаабзацапоподразбиране" style:family="text">
      <style:text-properties style:font-name-complex="Calibri" fo:font-weight="bold" style:font-weight-asian="bold" style:font-weight-complex="bold" fo:font-size="12pt" style:font-size-asian="12pt"/>
    </style:style>
    <style:style style:name="T125" style:parent-style-name="Шрифтнаабзацапоподразбиране" style:family="text">
      <style:text-properties style:font-name-complex="Calibri" fo:font-size="12pt" style:font-size-asian="12pt"/>
    </style:style>
    <style:style style:name="T126" style:parent-style-name="Шрифтнаабзацапоподразбиране" style:family="text">
      <style:text-properties style:font-name-complex="Calibri" fo:font-size="12pt" style:font-size-asian="12pt" fo:language="en" fo:country="US"/>
    </style:style>
    <style:style style:name="T127" style:parent-style-name="Шрифтнаабзацапоподразбиране" style:family="text">
      <style:text-properties style:font-name-complex="Calibri" fo:font-size="12pt" style:font-size-asian="12pt"/>
    </style:style>
    <style:style style:name="P128" style:parent-style-name="Безразредка" style:family="paragraph">
      <style:text-properties fo:font-weight="bold" style:font-weight-asian="bold" style:font-weight-complex="bold" fo:font-size="12pt" style:font-size-asian="12pt" style:font-size-complex="12pt"/>
    </style:style>
    <style:style style:name="P129" style:parent-style-name="Безразредка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130" style:parent-style-name="Списъкнаабзаци" style:family="paragraph">
      <style:text-properties fo:font-weight="bold" style:font-weight-asian="bold" style:font-weight-complex="bold" fo:font-size="12pt" style:font-size-asian="12pt" style:font-size-complex="12pt"/>
    </style:style>
    <style:style style:name="T131" style:parent-style-name="Шрифтнаабзацапоподразбиране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32" style:parent-style-name="Шрифтнаабзацапоподразбиране" style:family="text">
      <style:text-properties fo:font-size="12pt" style:font-size-asian="12pt" style:font-size-complex="12pt"/>
    </style:style>
    <style:style style:name="T133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134" style:parent-style-name="Шрифтнаабзацапоподразбиране" style:family="text">
      <style:text-properties fo:font-size="12pt" style:font-size-asian="12pt" style:font-size-complex="12pt"/>
    </style:style>
    <style:style style:name="P135" style:parent-style-name="Безразредка" style:family="paragraph">
      <style:text-properties fo:font-size="12pt" style:font-size-asian="12pt" style:font-size-complex="12pt"/>
    </style:style>
    <style:style style:name="T136" style:parent-style-name="Шрифтнаабзацапоподразбиране" style:family="text">
      <style:text-properties fo:font-weight="bold" style:font-weight-asian="bold" style:font-weight-complex="bold" fo:font-size="12pt" style:font-size-asian="12pt" style:font-size-complex="12pt"/>
    </style:style>
    <style:style style:name="T137" style:parent-style-name="Шрифтнаабзацапоподразбиране" style:family="text">
      <style:text-properties fo:font-size="12pt" style:font-size-asian="12pt" style:font-size-complex="12pt"/>
    </style:style>
    <style:style style:name="T138" style:parent-style-name="Шрифтнаабзацапоподразбиране" style:family="text">
      <style:text-properties fo:font-size="12pt" style:font-size-asian="12pt" style:font-size-complex="12pt"/>
    </style:style>
    <style:style style:name="P139" style:parent-style-name="Безразредка" style:family="paragraph">
      <style:text-properties fo:font-size="12pt" style:font-size-asian="12pt" style:font-size-complex="12pt" fo:language="en" fo:country="US"/>
    </style:style>
    <style:style style:name="T140" style:parent-style-name="Шрифтнаабзацапоподразбиране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41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142" style:parent-style-name="Шрифтнаабзацапоподразбиране" style:family="text">
      <style:text-properties fo:font-size="12pt" style:font-size-asian="12pt" style:font-size-complex="12pt"/>
    </style:style>
    <style:style style:name="T143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P144" style:parent-style-name="Безразредка" style:family="paragraph">
      <style:text-properties fo:font-size="12pt" style:font-size-asian="12pt" style:font-size-complex="12pt" fo:language="en" fo:country="US"/>
    </style:style>
    <style:style style:name="T145" style:parent-style-name="Шрифтнаабзацапоподразбиране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46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147" style:parent-style-name="Шрифтнаабзацапоподразбиране" style:family="text">
      <style:text-properties fo:font-size="12pt" style:font-size-asian="12pt" style:font-size-complex="12pt"/>
    </style:style>
    <style:style style:name="T148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149" style:parent-style-name="Шрифтнаабзацапоподразбиране" style:family="text">
      <style:text-properties fo:font-size="12pt" style:font-size-asian="12pt" style:font-size-complex="12pt"/>
    </style:style>
    <style:style style:name="T150" style:parent-style-name="Шрифтнаабзацапоподразбиране" style:family="text">
      <style:text-properties fo:font-size="12pt" style:font-size-asian="12pt" style:font-size-complex="12pt"/>
    </style:style>
    <style:style style:name="P151" style:parent-style-name="Безразредка" style:family="paragraph">
      <style:text-properties fo:font-size="12pt" style:font-size-asian="12pt" style:font-size-complex="12pt" fo:language="en" fo:country="US"/>
    </style:style>
    <style:style style:name="P152" style:parent-style-name="Безразредка" style:family="paragraph">
      <style:text-properties fo:font-size="12pt" style:font-size-asian="12pt" style:font-size-complex="12pt" fo:language="en" fo:country="US"/>
    </style:style>
    <style:style style:name="P153" style:parent-style-name="Безразредка" style:family="paragraph">
      <style:text-properties fo:font-size="12pt" style:font-size-asian="12pt" style:font-size-complex="12pt" fo:language="en" fo:country="US"/>
    </style:style>
    <style:style style:name="P154" style:parent-style-name="Безразредка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55" style:parent-style-name="Безразредка" style:family="paragraph">
      <style:text-properties fo:font-weight="bold" style:font-weight-asian="bold" style:font-weight-complex="bold" fo:font-size="12pt" style:font-size-asian="12pt" style:font-size-complex="12pt"/>
    </style:style>
    <style:style style:name="T156" style:parent-style-name="Шрифтнаабзацапоподразбиране" style:family="text">
      <style:text-properties fo:font-size="12pt" style:font-size-asian="12pt" style:font-size-complex="12pt"/>
    </style:style>
    <style:style style:name="T157" style:parent-style-name="Шрифтнаабзацапоподразбиране" style:family="text">
      <style:text-properties fo:font-size="12pt" style:font-size-asian="12pt" style:font-size-complex="12pt"/>
    </style:style>
    <style:style style:name="P158" style:parent-style-name="Безразредка" style:family="paragraph">
      <style:text-properties fo:font-size="12pt" style:font-size-asian="12pt" style:font-size-complex="12pt"/>
    </style:style>
    <style:style style:name="P159" style:parent-style-name="Безразредка" style:family="paragraph">
      <style:text-properties fo:font-size="12pt" style:font-size-asian="12pt" style:font-size-complex="12pt"/>
    </style:style>
    <style:style style:name="P160" style:parent-style-name="Безразредка" style:list-style-name="LFO4" style:family="paragraph">
      <style:text-properties fo:font-weight="bold" style:font-weight-asian="bold" style:font-weight-complex="bold" fo:font-size="12pt" style:font-size-asian="12pt" style:font-size-complex="12pt"/>
    </style:style>
    <style:style style:name="P161" style:parent-style-name="Безразредка" style:family="paragraph">
      <style:text-properties fo:font-weight="bold" style:font-weight-asian="bold" style:font-weight-complex="bold" fo:font-size="12pt" style:font-size-asian="12pt" style:font-size-complex="12pt"/>
    </style:style>
    <style:style style:name="T162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163" style:parent-style-name="Шрифтнаабзацапоподразбиране" style:family="text">
      <style:text-properties fo:font-size="12pt" style:font-size-asian="12pt" style:font-size-complex="12pt"/>
    </style:style>
    <style:style style:name="T164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165" style:parent-style-name="Шрифтнаабзацапоподразбиране" style:family="text">
      <style:text-properties fo:font-size="12pt" style:font-size-asian="12pt" style:font-size-complex="12pt"/>
    </style:style>
    <style:style style:name="T166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167" style:parent-style-name="Шрифтнаабзацапоподразбиране" style:family="text">
      <style:text-properties fo:font-weight="bold" style:font-weight-asian="bold" style:font-weight-complex="bold" fo:font-size="12pt" style:font-size-asian="12pt" style:font-size-complex="12pt"/>
    </style:style>
    <style:style style:name="T168" style:parent-style-name="Шрифтнаабзацапоподразбиране" style:family="text">
      <style:text-properties fo:font-size="12pt" style:font-size-asian="12pt" style:font-size-complex="12pt"/>
    </style:style>
    <style:style style:name="T169" style:parent-style-name="Шрифтнаабзацапоподразбиране" style:family="text">
      <style:text-properties fo:font-size="12pt" style:font-size-asian="12pt" style:font-size-complex="12pt"/>
    </style:style>
    <style:style style:name="T170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171" style:parent-style-name="Шрифтнаабзацапоподразбиране" style:family="text">
      <style:text-properties fo:font-size="12pt" style:font-size-asian="12pt" style:font-size-complex="12pt"/>
    </style:style>
    <style:style style:name="P172" style:parent-style-name="Безразредка" style:family="paragraph">
      <style:text-properties fo:font-size="12pt" style:font-size-asian="12pt" style:font-size-complex="12pt"/>
    </style:style>
    <style:style style:name="P173" style:parent-style-name="Безразредка" style:family="paragraph">
      <style:text-properties fo:font-size="12pt" style:font-size-asian="12pt" style:font-size-complex="12pt"/>
    </style:style>
    <style:style style:name="T174" style:parent-style-name="Шрифтнаабзацапоподразбиране" style:family="text">
      <style:text-properties fo:font-size="12pt" style:font-size-asian="12pt" style:font-size-complex="12pt"/>
    </style:style>
    <style:style style:name="T175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P176" style:parent-style-name="Безразредка" style:list-style-name="LFO5" style:family="paragraph"/>
    <style:style style:name="T177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T178" style:parent-style-name="Шрифтнаабзацапоподразбиране" style:family="text">
      <style:text-properties fo:font-size="12pt" style:font-size-asian="12pt" style:font-size-complex="12pt"/>
    </style:style>
    <style:style style:name="P179" style:parent-style-name="Безразредка" style:list-style-name="LFO5" style:family="paragraph">
      <style:text-properties fo:font-size="12pt" style:font-size-asian="12pt" style:font-size-complex="12pt"/>
    </style:style>
    <style:style style:name="P180" style:parent-style-name="Безразредка" style:list-style-name="LFO5" style:family="paragraph"/>
    <style:style style:name="T181" style:parent-style-name="Шрифтнаабзацапоподразбиране" style:family="text">
      <style:text-properties fo:font-size="12pt" style:font-size-asian="12pt" style:font-size-complex="12pt" fo:language="en" fo:country="US"/>
    </style:style>
    <style:style style:name="P182" style:parent-style-name="Безразредка" style:family="paragraph">
      <style:text-properties fo:font-size="12pt" style:font-size-asian="12pt" style:font-size-complex="12pt" fo:language="en" fo:country="US"/>
    </style:style>
    <style:style style:name="P183" style:parent-style-name="Безразредка" style:family="paragraph">
      <style:text-properties fo:font-size="12pt" style:font-size-asian="12pt" style:font-size-complex="12pt" fo:language="en" fo:country="US"/>
    </style:style>
    <style:style style:name="P184" style:parent-style-name="Безразредка" style:family="paragraph">
      <style:text-properties fo:font-size="12pt" style:font-size-asian="12pt" style:font-size-complex="12pt" fo:language="en" fo:country="US"/>
    </style:style>
    <style:style style:name="P185" style:parent-style-name="Безразредка" style:family="paragraph">
      <style:text-properties fo:font-size="12pt" style:font-size-asian="12pt" style:font-size-complex="12pt" fo:language="en" fo:country="US"/>
    </style:style>
    <style:style style:name="P186" style:parent-style-name="Нормален" style:list-style-name="LFO6" style:family="paragraph">
      <style:paragraph-properties fo:text-indent="-0.2291in"/>
      <style:text-properties fo:hyphenate="true"/>
    </style:style>
    <style:style style:name="T187" style:parent-style-name="Шрифтнаабзацапоподразбиране" style:family="text">
      <style:text-properties style:font-name-complex="Calibri" fo:font-weight="bold" style:font-weight-asian="bold" fo:font-size="12pt" style:font-size-asian="12pt" style:font-size-complex="12pt"/>
    </style:style>
    <style:style style:name="T188" style:parent-style-name="Шрифтнаабзацапоподразбиране" style:family="text">
      <style:text-properties style:font-name-complex="Calibri" fo:font-weight="bold" style:font-weight-asian="bold" fo:font-size="12pt" style:font-size-asian="12pt" style:font-size-complex="12pt"/>
    </style:style>
    <style:style style:name="P189" style:parent-style-name="Нормален" style:family="paragraph">
      <style:paragraph-properties fo:margin-bottom="0.127in" fo:line-height="102%" fo:margin-left="-0.0034in" fo:text-indent="-0.0069in">
        <style:tab-stops/>
      </style:paragraph-properties>
    </style:style>
    <style:style style:name="T190" style:parent-style-name="Шрифтнаабзацапоподразбиране" style:family="text">
      <style:text-properties style:font-name-complex="Calibri" fo:font-size="12pt" style:font-size-asian="12pt" style:font-size-complex="12pt"/>
    </style:style>
    <style:style style:name="T191" style:parent-style-name="Шрифтнаабзацапоподразбиране" style:family="text">
      <style:text-properties style:font-name-complex="Calibri" fo:font-size="12pt" style:font-size-asian="12pt" style:font-size-complex="12pt"/>
    </style:style>
    <style:style style:name="P192" style:parent-style-name="Нормален" style:list-style-name="LFO6" style:family="paragraph">
      <style:paragraph-properties fo:margin-bottom="0.0229in" fo:line-height="102%" fo:text-indent="-0.25in"/>
      <style:text-properties fo:hyphenate="true"/>
    </style:style>
    <style:style style:name="T193" style:parent-style-name="Шрифтнаабзацапоподразбиране" style:family="text">
      <style:text-properties style:font-name-complex="Calibri" fo:font-size="12pt" style:font-size-asian="12pt" style:font-size-complex="12pt"/>
    </style:style>
    <style:style style:name="P194" style:parent-style-name="Нормален" style:list-style-name="LFO6" style:family="paragraph">
      <style:paragraph-properties fo:margin-bottom="0.0229in" fo:line-height="102%" fo:text-indent="-0.25in"/>
      <style:text-properties fo:hyphenate="true"/>
    </style:style>
    <style:style style:name="T195" style:parent-style-name="Шрифтнаабзацапоподразбиране" style:family="text">
      <style:text-properties style:font-name-complex="Calibri" fo:font-size="12pt" style:font-size-asian="12pt" style:font-size-complex="12pt"/>
    </style:style>
    <style:style style:name="P196" style:parent-style-name="Нормален" style:list-style-name="LFO6" style:family="paragraph">
      <style:paragraph-properties fo:margin-bottom="0.1159in" fo:line-height="102%" fo:text-indent="-0.25in"/>
      <style:text-properties fo:hyphenate="true"/>
    </style:style>
    <style:style style:name="T197" style:parent-style-name="Шрифтнаабзацапоподразбиране" style:family="text">
      <style:text-properties style:font-name-complex="Calibri" fo:font-size="12pt" style:font-size-asian="12pt" style:font-size-complex="12pt"/>
    </style:style>
    <style:style style:name="P198" style:parent-style-name="Нормален" style:family="paragraph">
      <style:paragraph-properties fo:margin-bottom="0.0229in" fo:line-height="102%" fo:margin-left="-0.0034in" fo:text-indent="-0.0069in">
        <style:tab-stops/>
      </style:paragraph-properties>
      <style:text-properties style:font-name-complex="Calibri" fo:font-size="12pt" style:font-size-asian="12pt" style:font-size-complex="12pt"/>
    </style:style>
    <style:style style:name="P199" style:parent-style-name="Нормален" style:family="paragraph">
      <style:paragraph-properties fo:margin-bottom="0.0229in" fo:line-height="102%" fo:margin-left="-0.0034in" fo:text-indent="-0.0069in">
        <style:tab-stops/>
      </style:paragraph-properties>
      <style:text-properties style:font-name-complex="Calibri" fo:font-size="12pt" style:font-size-asian="12pt" style:font-size-complex="12pt"/>
    </style:style>
    <style:style style:name="P200" style:parent-style-name="Нормален" style:family="paragraph">
      <style:paragraph-properties fo:margin-bottom="0.0229in" fo:line-height="102%" fo:margin-left="-0.0034in" fo:text-indent="-0.0069in">
        <style:tab-stops/>
      </style:paragraph-properties>
      <style:text-properties style:font-name-complex="Calibri" fo:font-size="12pt" style:font-size-asian="12pt" style:font-size-complex="12pt"/>
    </style:style>
    <style:style style:name="P201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02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03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04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05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06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07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08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09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10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11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12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13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14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15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16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17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18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19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20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21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22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23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24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25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26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27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28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29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30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31" style:parent-style-name="normaltextrun" style:family="text">
      <style:text-properties style:font-name="Calibri" style:font-name-complex="Calibri" fo:color="#000000" fo:font-size="11pt" style:font-size-asian="11pt" style:font-size-complex="11pt" fo:language="bg" fo:country="BG"/>
    </style:style>
    <style:style style:name="T232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33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34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35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36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37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38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39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40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41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42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43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44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45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46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47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48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49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50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51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52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53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54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55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56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57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58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59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60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61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62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63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64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65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66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67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68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69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70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71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72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73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74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75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76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77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78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79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80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81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82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83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84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85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86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87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88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89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90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91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92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93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94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95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96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97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98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299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00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01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02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03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04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05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06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07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08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09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10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11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12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13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14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15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16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17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18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19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20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21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22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23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24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25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26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27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28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29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30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31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32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33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34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35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36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37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38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39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40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41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42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43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44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45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46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47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48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49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50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51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52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53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54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55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56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57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58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59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60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61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62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63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64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65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66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67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68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69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70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71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72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73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74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75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76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77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78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79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80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81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82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83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84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85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86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87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88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89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90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91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92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93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94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95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96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397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98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99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400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401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402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403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404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405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406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407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408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409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410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411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412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413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414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415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416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417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418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419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420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421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422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423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424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425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426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427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428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429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430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431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432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433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434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435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436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437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438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439" style:parent-style-name="paragraph" style:family="paragraph">
      <style:paragraph-properties style:vertical-align="baseline" fo:margin-top="0in" fo:margin-bottom="0in" fo:margin-left="-0.0104in">
        <style:tab-stops/>
      </style:paragraph-properties>
    </style:style>
    <style:style style:name="T440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441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442" style:parent-style-name="paragraph" style:family="paragraph">
      <style:paragraph-properties style:vertical-align="baseline" fo:margin-top="0in" fo:margin-bottom="0in"/>
    </style:style>
    <style:style style:name="T443" style:parent-style-name="normaltextrun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444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445" style:parent-style-name="Нормален" style:family="paragraph">
      <style:paragraph-properties fo:margin-bottom="0.0229in" fo:line-height="102%" fo:margin-left="-0.0034in" fo:text-indent="-0.0069in">
        <style:tab-stops/>
      </style:paragraph-properties>
    </style:style>
    <style:style style:name="T446" style:parent-style-name="Шрифтнаабзацапоподразбиране" style:family="text">
      <style:text-properties style:font-name-complex="Calibri" fo:font-weight="bold" style:font-weight-asian="bold" fo:font-size="12pt" style:font-size-asian="12pt" style:font-size-complex="12pt"/>
    </style:style>
    <style:style style:name="T447" style:parent-style-name="Шрифтнаабзацапоподразбиране" style:family="text">
      <style:text-properties style:font-name-complex="Calibri" fo:font-weight="bold" style:font-weight-asian="bold" fo:font-size="12pt" style:font-size-asian="12pt" style:font-size-complex="12pt"/>
    </style:style>
    <style:style style:name="P448" style:parent-style-name="Нормален" style:list-style-name="LFO6" style:family="paragraph">
      <style:paragraph-properties fo:text-indent="-0.2291in"/>
      <style:text-properties fo:hyphenate="true"/>
    </style:style>
    <style:style style:name="T449" style:parent-style-name="Шрифтнаабзацапоподразбиране" style:family="text">
      <style:text-properties style:font-name-complex="Calibri" fo:font-weight="bold" style:font-weight-asian="bold" fo:font-size="12pt" style:font-size-asian="12pt" style:font-size-complex="12pt"/>
    </style:style>
    <style:style style:name="P450" style:parent-style-name="Нормален" style:family="paragraph">
      <style:paragraph-properties fo:margin-bottom="0.1187in" fo:line-height="102%" fo:margin-left="-0.0034in" fo:text-indent="-0.0069in">
        <style:tab-stops/>
      </style:paragraph-properties>
    </style:style>
    <style:style style:name="T451" style:parent-style-name="Шрифтнаабзацапоподразбиране" style:family="text">
      <style:text-properties style:font-name-complex="Calibri" fo:font-size="12pt" style:font-size-asian="12pt" style:font-size-complex="12pt" fo:language="en" fo:country="US"/>
    </style:style>
    <style:style style:name="T452" style:parent-style-name="Шрифтнаабзацапоподразбиране" style:family="text">
      <style:text-properties style:font-name-complex="Calibri" fo:font-size="12pt" style:font-size-asian="12pt" style:font-size-complex="12pt"/>
    </style:style>
    <style:style style:name="T453" style:parent-style-name="Шрифтнаабзацапоподразбиране" style:family="text">
      <style:text-properties style:font-name-complex="Calibri" fo:font-size="12pt" style:font-size-asian="12pt" style:font-size-complex="12pt" fo:language="en" fo:country="US"/>
    </style:style>
    <style:style style:name="T454" style:parent-style-name="Шрифтнаабзацапоподразбиране" style:family="text">
      <style:text-properties style:font-name-complex="Calibri" fo:font-size="12pt" style:font-size-asian="12pt" style:font-size-complex="12pt"/>
    </style:style>
    <style:style style:name="T455" style:parent-style-name="Шрифтнаабзацапоподразбиране" style:family="text">
      <style:text-properties style:font-name-complex="Calibri" fo:font-size="12pt" style:font-size-asian="12pt" style:font-size-complex="12pt" fo:language="en" fo:country="US"/>
    </style:style>
    <style:style style:name="T456" style:parent-style-name="Шрифтнаабзацапоподразбиране" style:family="text">
      <style:text-properties style:font-name-complex="Calibri" fo:font-size="12pt" style:font-size-asian="12pt" style:font-size-complex="12pt"/>
    </style:style>
    <style:style style:name="T457" style:parent-style-name="Шрифтнаабзацапоподразбиране" style:family="text">
      <style:text-properties style:font-name-complex="Calibri" fo:font-size="12pt" style:font-size-asian="12pt" style:font-size-complex="12pt"/>
    </style:style>
    <style:style style:name="P458" style:parent-style-name="Нормален" style:family="paragraph">
      <style:paragraph-properties fo:margin-bottom="0.1187in" fo:line-height="102%" fo:margin-left="-0.0034in" fo:text-indent="-0.0069in">
        <style:tab-stops/>
      </style:paragraph-properties>
    </style:style>
    <style:style style:name="T459" style:parent-style-name="Шрифтнаабзацапоподразбиране" style:family="text">
      <style:text-properties style:font-name-complex="Calibri" fo:font-size="12pt" style:font-size-asian="12pt" style:font-size-complex="12pt"/>
    </style:style>
    <style:style style:name="T460" style:parent-style-name="Шрифтнаабзацапоподразбиране" style:family="text">
      <style:text-properties style:font-name-complex="Calibri" fo:font-size="12pt" style:font-size-asian="12pt" style:font-size-complex="12pt" fo:language="en" fo:country="US"/>
    </style:style>
    <style:style style:name="T461" style:parent-style-name="Шрифтнаабзацапоподразбиране" style:family="text">
      <style:text-properties style:font-name-complex="Calibri" fo:font-size="12pt" style:font-size-asian="12pt" style:font-size-complex="12pt"/>
    </style:style>
    <style:style style:name="T462" style:parent-style-name="Шрифтнаабзацапоподразбиране" style:family="text">
      <style:text-properties style:font-name-complex="Calibri" fo:font-size="12pt" style:font-size-asian="12pt" style:font-size-complex="12pt" fo:language="en" fo:country="US"/>
    </style:style>
    <style:style style:name="T463" style:parent-style-name="Шрифтнаабзацапоподразбиране" style:family="text">
      <style:text-properties style:font-name-complex="Calibri" fo:font-size="12pt" style:font-size-asian="12pt" style:font-size-complex="12pt"/>
    </style:style>
    <style:style style:name="P464" style:parent-style-name="Нормален" style:list-style-name="LFO6" style:family="paragraph">
      <style:paragraph-properties fo:text-indent="-0.2291in"/>
      <style:text-properties fo:hyphenate="true"/>
    </style:style>
    <style:style style:name="T465" style:parent-style-name="Шрифтнаабзацапоподразбиране" style:family="text">
      <style:text-properties style:font-name-complex="Calibri" fo:font-weight="bold" style:font-weight-asian="bold" fo:font-size="12pt" style:font-size-asian="12pt" style:font-size-complex="12pt"/>
    </style:style>
    <style:style style:name="T466" style:parent-style-name="Шрифтнаабзацапоподразбиране" style:family="text">
      <style:text-properties style:font-name-complex="Calibri" fo:font-weight="bold" style:font-weight-asian="bold" fo:font-size="12pt" style:font-size-asian="12pt" style:font-size-complex="12pt"/>
    </style:style>
    <style:style style:name="T467" style:parent-style-name="Шрифтнаабзацапоподразбиране" style:family="text">
      <style:text-properties style:font-name-complex="Calibri" style:font-weight-complex="bold" fo:font-size="12pt" style:font-size-asian="12pt" style:font-size-complex="12pt" fo:language="en" fo:country="US"/>
    </style:style>
    <style:style style:name="T468" style:parent-style-name="Шрифтнаабзацапоподразбиране" style:family="text">
      <style:text-properties style:font-name-complex="Calibri" style:font-weight-complex="bold" fo:font-size="12pt" style:font-size-asian="12pt" style:font-size-complex="12pt" fo:language="en" fo:country="US"/>
    </style:style>
    <style:style style:name="P469" style:parent-style-name="Нормален" style:family="paragraph">
      <style:text-properties style:font-name-complex="Calibri" style:font-weight-complex="bold" fo:font-size="12pt" style:font-size-asian="12pt" style:font-size-complex="12pt" fo:language="en" fo:country="US"/>
    </style:style>
    <style:style style:name="P470" style:parent-style-name="Нормален" style:family="paragraph">
      <style:text-properties style:font-name-complex="Calibri" style:font-weight-complex="bold" fo:font-size="12pt" style:font-size-asian="12pt" style:font-size-complex="12pt" fo:language="en" fo:country="US"/>
    </style:style>
    <style:style style:name="P471" style:parent-style-name="Нормален" style:family="paragraph">
      <style:text-properties style:font-name-complex="Calibri" style:font-weight-complex="bold" fo:font-size="12pt" style:font-size-asian="12pt" style:font-size-complex="12pt" fo:language="en" fo:country="US"/>
    </style:style>
    <style:style style:name="P472" style:parent-style-name="Нормален" style:family="paragraph">
      <style:text-properties style:font-name-complex="Calibri" style:font-weight-complex="bold" fo:font-size="12pt" style:font-size-asian="12pt" style:font-size-complex="12pt" fo:language="en" fo:country="US"/>
    </style:style>
    <style:style style:name="P473" style:parent-style-name="Нормален" style:family="paragraph">
      <style:text-properties style:font-name-complex="Calibri" style:font-weight-complex="bold" fo:font-size="12pt" style:font-size-asian="12pt" style:font-size-complex="12pt" fo:language="en" fo:country="US"/>
    </style:style>
    <style:style style:name="P474" style:parent-style-name="Нормален" style:family="paragraph">
      <style:text-properties style:font-name-complex="Calibri" style:font-weight-complex="bold" fo:font-size="12pt" style:font-size-asian="12pt" style:font-size-complex="12pt" fo:language="en" fo:country="US"/>
    </style:style>
    <style:style style:name="P475" style:parent-style-name="Нормален" style:family="paragraph">
      <style:text-properties style:font-name-complex="Calibri" style:font-weight-complex="bold" fo:font-size="12pt" style:font-size-asian="12pt" style:font-size-complex="12pt" fo:language="en" fo:country="US"/>
    </style:style>
    <style:style style:name="P476" style:parent-style-name="Нормален" style:family="paragraph">
      <style:text-properties style:font-name-complex="Calibri" style:font-weight-complex="bold" fo:font-size="12pt" style:font-size-asian="12pt" style:font-size-complex="12pt" fo:language="en" fo:country="US"/>
    </style:style>
    <style:style style:name="P477" style:parent-style-name="Нормален" style:family="paragraph">
      <style:text-properties style:font-name-complex="Calibri" style:font-weight-complex="bold" fo:font-size="12pt" style:font-size-asian="12pt" style:font-size-complex="12pt" fo:language="en" fo:country="US"/>
    </style:style>
    <style:style style:name="P478" style:parent-style-name="Нормален" style:family="paragraph">
      <style:text-properties style:font-name-complex="Calibri" style:font-weight-complex="bold" fo:font-size="12pt" style:font-size-asian="12pt" style:font-size-complex="12pt" fo:language="en" fo:country="US"/>
    </style:style>
    <style:style style:name="P479" style:parent-style-name="Нормален" style:family="paragraph">
      <style:text-properties style:font-name-complex="Calibri" style:font-weight-complex="bold" fo:font-size="12pt" style:font-size-asian="12pt" style:font-size-complex="12pt" fo:language="en" fo:country="US"/>
    </style:style>
    <style:style style:name="P480" style:parent-style-name="Нормален" style:family="paragraph">
      <style:text-properties style:font-name-complex="Calibri" style:font-weight-complex="bold" fo:font-size="12pt" style:font-size-asian="12pt" style:font-size-complex="12pt" fo:language="en" fo:country="US"/>
    </style:style>
    <style:style style:name="P481" style:parent-style-name="Нормален" style:family="paragraph">
      <style:text-properties style:font-name-complex="Calibri" style:font-weight-complex="bold" fo:font-size="12pt" style:font-size-asian="12pt" style:font-size-complex="12pt" fo:language="en" fo:country="US"/>
    </style:style>
    <style:style style:name="P482" style:parent-style-name="Нормален" style:family="paragraph">
      <style:text-properties style:font-name-complex="Calibri" style:font-weight-complex="bold" fo:font-size="12pt" style:font-size-asian="12pt" style:font-size-complex="12pt" fo:language="en" fo:country="US"/>
    </style:style>
    <style:style style:name="P483" style:parent-style-name="Нормален" style:family="paragraph">
      <style:text-properties style:font-name-complex="Calibri" style:font-weight-complex="bold" fo:font-size="12pt" style:font-size-asian="12pt" style:font-size-complex="12pt" fo:language="en" fo:country="US"/>
    </style:style>
    <style:style style:name="P484" style:parent-style-name="Нормален" style:family="paragraph">
      <style:text-properties style:font-name-complex="Calibri" style:font-weight-complex="bold" fo:font-size="12pt" style:font-size-asian="12pt" style:font-size-complex="12pt" fo:language="en" fo:country="US"/>
    </style:style>
    <style:style style:name="T485" style:parent-style-name="Шрифтнаабзацапоподразбиране" style:family="text">
      <style:text-properties style:font-name-complex="Calibri" style:font-weight-complex="bold" fo:font-size="12pt" style:font-size-asian="12pt" style:font-size-complex="12pt" fo:language="en" fo:country="US"/>
    </style:style>
    <style:style style:name="T486" style:parent-style-name="Шрифтнаабзацапоподразбиране" style:family="text">
      <style:text-properties style:font-name-complex="Calibri" style:font-weight-complex="bold" fo:font-size="12pt" style:font-size-asian="12pt" style:font-size-complex="12pt"/>
    </style:style>
    <style:style style:name="P487" style:parent-style-name="Нормален" style:family="paragraph">
      <style:text-properties style:font-name-complex="Calibri" style:font-weight-complex="bold" fo:font-size="12pt" style:font-size-asian="12pt" style:font-size-complex="12pt" fo:language="en" fo:country="US"/>
    </style:style>
    <style:style style:name="T488" style:parent-style-name="Шрифтнаабзацапоподразбиране" style:family="text">
      <style:text-properties style:font-name-complex="Calibri" style:font-weight-complex="bold" fo:font-size="12pt" style:font-size-asian="12pt" style:font-size-complex="12pt" fo:language="en" fo:country="US"/>
    </style:style>
    <style:style style:name="P489" style:parent-style-name="Нормален" style:list-style-name="LFO6" style:family="paragraph">
      <style:paragraph-properties fo:text-indent="-0.2291in"/>
      <style:text-properties fo:hyphenate="true"/>
    </style:style>
    <style:style style:name="T490" style:parent-style-name="Шрифтнаабзацапоподразбиране" style:family="text">
      <style:text-properties style:font-name-complex="Calibri" fo:font-weight="bold" style:font-weight-asian="bold" fo:font-size="12pt" style:font-size-asian="12pt" style:font-size-complex="12pt"/>
    </style:style>
    <style:style style:name="P491" style:parent-style-name="Нормален" style:family="paragraph">
      <style:paragraph-properties fo:text-align="justify" fo:margin-bottom="0.0208in" fo:line-height="110%" fo:margin-right="0.1756in"/>
    </style:style>
    <style:style style:name="T492" style:parent-style-name="Шрифтнаабзацапоподразбиране" style:family="text">
      <style:text-properties style:font-name-complex="Calibri" fo:font-size="12pt" style:font-size-asian="12pt" style:font-size-complex="12pt"/>
    </style:style>
    <style:style style:name="T493" style:parent-style-name="Шрифтнаабзацапоподразбиране" style:family="text">
      <style:text-properties style:font-name-complex="Calibri" fo:font-size="12pt" style:font-size-asian="12pt" style:font-size-complex="12pt"/>
    </style:style>
    <style:style style:name="T494" style:parent-style-name="Шрифтнаабзацапоподразбиране" style:family="text"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 style:text-underline-color="#2B2B2B"/>
    </style:style>
    <style:style style:name="T495" style:parent-style-name="Шрифтнаабзацапоподразбиране" style:family="text"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 style:text-underline-color="#2B2B2B"/>
    </style:style>
    <style:style style:name="T496" style:parent-style-name="Шрифтнаабзацапоподразбиране" style:family="text">
      <style:text-properties style:font-name-complex="Calibri" style:text-position="sub 66.6%" fo:font-size="12pt" style:font-size-asian="12pt" style:font-size-complex="12pt"/>
    </style:style>
    <style:style style:name="P497" style:parent-style-name="Нормален" style:list-style-name="LFO7" style:family="paragraph">
      <style:paragraph-properties fo:margin-bottom="0.0138in" fo:line-height="103%" fo:text-indent="-0.25in"/>
      <style:text-properties fo:hyphenate="true"/>
    </style:style>
    <style:style style:name="T498" style:parent-style-name="Шрифтнаабзацапоподразбиране" style:family="text">
      <style:text-properties style:font-name-complex="Calibri" fo:font-size="12pt" style:font-size-asian="12pt" style:font-size-complex="12pt"/>
    </style:style>
    <style:style style:name="P499" style:parent-style-name="Нормален" style:list-style-name="LFO7" style:family="paragraph">
      <style:paragraph-properties fo:margin-bottom="0.0138in" fo:line-height="103%" fo:text-indent="-0.25in"/>
      <style:text-properties fo:hyphenate="true"/>
    </style:style>
    <style:style style:name="T500" style:parent-style-name="Шрифтнаабзацапоподразбиране" style:family="text">
      <style:text-properties style:font-name-complex="Calibri" fo:font-size="12pt" style:font-size-asian="12pt" style:font-size-complex="12pt"/>
    </style:style>
    <style:style style:name="T501" style:parent-style-name="Шрифтнаабзацапоподразбиране" style:family="text">
      <style:text-properties style:font-name-complex="Calibri" fo:font-size="12pt" style:font-size-asian="12pt" style:font-size-complex="12pt"/>
    </style:style>
    <style:style style:name="P502" style:parent-style-name="Нормален" style:list-style-name="LFO7" style:family="paragraph">
      <style:paragraph-properties fo:margin-bottom="0.0138in" fo:line-height="103%" fo:text-indent="-0.25in"/>
      <style:text-properties fo:hyphenate="true"/>
    </style:style>
    <style:style style:name="T503" style:parent-style-name="Шрифтнаабзацапоподразбиране" style:family="text">
      <style:text-properties style:font-name-complex="Calibri" fo:font-size="12pt" style:font-size-asian="12pt" style:font-size-complex="12pt"/>
    </style:style>
    <style:style style:name="P504" style:parent-style-name="Нормален" style:list-style-name="LFO7" style:family="paragraph">
      <style:paragraph-properties fo:margin-bottom="0.0138in" fo:line-height="103%" fo:text-indent="-0.25in"/>
      <style:text-properties fo:hyphenate="true"/>
    </style:style>
    <style:style style:name="T505" style:parent-style-name="Шрифтнаабзацапоподразбиране" style:family="text">
      <style:text-properties style:font-name-complex="Calibri" fo:font-size="12pt" style:font-size-asian="12pt" style:font-size-complex="12pt"/>
    </style:style>
    <style:style style:name="T506" style:parent-style-name="Шрифтнаабзацапоподразбиране" style:family="text"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 style:text-underline-color="#2B2B2B"/>
    </style:style>
    <style:style style:name="T507" style:parent-style-name="Шрифтнаабзацапоподразбиране" style:family="text">
      <style:text-properties style:font-name-complex="Calibri" style:text-position="sub 66.6%" fo:font-size="12pt" style:font-size-asian="12pt" style:font-size-complex="12pt"/>
    </style:style>
    <style:style style:name="P508" style:parent-style-name="Нормален" style:list-style-name="LFO7" style:family="paragraph">
      <style:paragraph-properties fo:margin-bottom="0.1208in" fo:line-height="103%" fo:text-indent="-0.25in"/>
      <style:text-properties fo:hyphenate="true"/>
    </style:style>
    <style:style style:name="T509" style:parent-style-name="Шрифтнаабзацапоподразбиране" style:family="text">
      <style:text-properties style:font-name-complex="Calibri" fo:font-size="12pt" style:font-size-asian="12pt" style:font-size-complex="12pt"/>
    </style:style>
    <style:style style:name="P510" style:parent-style-name="Нормален" style:family="paragraph">
      <style:paragraph-properties fo:margin-bottom="0.0895in"/>
    </style:style>
    <style:style style:name="T511" style:parent-style-name="Шрифтнаабзацапоподразбиране" style:family="text">
      <style:text-properties style:font-name-complex="Calibri" fo:font-size="12pt" style:font-size-asian="12pt" style:font-size-complex="12pt"/>
    </style:style>
    <style:style style:name="T512" style:parent-style-name="Шрифтнаабзацапоподразбиране" style:family="text">
      <style:text-properties style:font-name-complex="Calibri" fo:font-weight="bold" style:font-weight-asian="bold" fo:font-size="12pt" style:font-size-asian="12pt" style:font-size-complex="12pt"/>
    </style:style>
    <style:style style:name="P513" style:parent-style-name="Нормален" style:list-style-name="LFO6" style:family="paragraph">
      <style:paragraph-properties fo:text-indent="-0.2291in"/>
      <style:text-properties fo:hyphenate="true"/>
    </style:style>
    <style:style style:name="T514" style:parent-style-name="Шрифтнаабзацапоподразбиране" style:family="text">
      <style:text-properties style:font-name-complex="Calibri" fo:font-weight="bold" style:font-weight-asian="bold" fo:font-size="12pt" style:font-size-asian="12pt" style:font-size-complex="12pt"/>
    </style:style>
    <style:style style:name="T515" style:parent-style-name="Шрифтнаабзацапоподразбиране" style:family="text">
      <style:text-properties style:font-name-complex="Calibri" fo:font-weight="bold" style:font-weight-asian="bold" fo:font-size="12pt" style:font-size-asian="12pt" style:font-size-complex="12pt"/>
    </style:style>
    <style:style style:name="P516" style:parent-style-name="Нормален" style:family="paragraph">
      <style:text-properties style:font-name-complex="Calibri" fo:font-weight="bold" style:font-weight-asian="bold" fo:font-size="12pt" style:font-size-asian="12pt" style:font-size-complex="12pt"/>
    </style:style>
    <style:style style:name="P517" style:parent-style-name="Нормален" style:family="paragraph">
      <style:text-properties style:font-name-complex="Calibri" fo:font-weight="bold" style:font-weight-asian="bold" fo:font-size="12pt" style:font-size-asian="12pt" style:font-size-complex="12pt"/>
    </style:style>
    <style:style style:name="P518" style:parent-style-name="Нормален" style:family="paragraph">
      <style:text-properties fo:font-style="italic" style:font-style-asian="italic"/>
    </style:style>
    <style:style style:name="T519" style:parent-style-name="Шрифтнаабзацапоподразбиране" style:family="text">
      <style:text-properties fo:font-style="italic" style:font-style-asian="italic"/>
    </style:style>
    <style:style style:name="T520" style:parent-style-name="Шрифтнаабзацапоподразбиране" style:family="text">
      <style:text-properties fo:font-style="italic" style:font-style-asian="italic" fo:language="en" fo:country="US"/>
    </style:style>
    <style:style style:name="T521" style:parent-style-name="Шрифтнаабзацапоподразбиране" style:family="text">
      <style:text-properties fo:font-style="italic" style:font-style-asian="italic" fo:color="#FF0000" fo:language="en" fo:country="US"/>
    </style:style>
    <style:style style:name="T522" style:parent-style-name="Шрифтнаабзацапоподразбиране" style:family="text">
      <style:text-properties fo:font-style="italic" style:font-style-asian="italic"/>
    </style:style>
    <style:style style:name="T523" style:parent-style-name="Шрифтнаабзацапоподразбиране" style:family="text">
      <style:text-properties fo:font-style="italic" style:font-style-asian="italic" fo:language="en" fo:country="US"/>
    </style:style>
    <style:style style:name="T524" style:parent-style-name="Шрифтнаабзацапоподразбиране" style:family="text">
      <style:text-properties fo:font-style="italic" style:font-style-asian="italic" fo:color="#FF0000" fo:language="en" fo:country="US"/>
    </style:style>
    <style:style style:name="P525" style:parent-style-name="Нормален" style:family="paragraph">
      <style:text-properties fo:font-style="italic" style:font-style-asian="italic"/>
    </style:style>
    <style:style style:name="P526" style:parent-style-name="Нормален" style:family="paragraph">
      <style:text-properties fo:font-style="italic" style:font-style-asian="italic"/>
    </style:style>
    <style:style style:name="P527" style:parent-style-name="Нормален" style:family="paragraph">
      <style:text-properties fo:font-style="italic" style:font-style-asian="italic"/>
    </style:style>
    <style:style style:name="P528" style:parent-style-name="Нормален" style:family="paragraph">
      <style:text-properties fo:font-style="italic" style:font-style-asian="italic"/>
    </style:style>
    <style:style style:name="P529" style:parent-style-name="Нормален" style:family="paragraph">
      <style:text-properties fo:font-style="italic" style:font-style-asian="italic"/>
    </style:style>
    <style:style style:name="P530" style:parent-style-name="Нормален" style:family="paragraph">
      <style:text-properties fo:font-style="italic" style:font-style-asian="italic"/>
    </style:style>
    <style:style style:name="T531" style:parent-style-name="Шрифтнаабзацапоподразбиране" style:family="text">
      <style:text-properties fo:font-style="italic" style:font-style-asian="italic"/>
    </style:style>
    <style:style style:name="T532" style:parent-style-name="Шрифтнаабзацапоподразбиране" style:family="text">
      <style:text-properties fo:font-style="italic" style:font-style-asian="italic" fo:color="#FF0000" fo:language="en" fo:country="US"/>
    </style:style>
    <style:style style:name="T533" style:parent-style-name="Шрифтнаабзацапоподразбиране" style:family="text">
      <style:text-properties fo:font-style="italic" style:font-style-asian="italic"/>
    </style:style>
    <style:style style:name="P534" style:parent-style-name="Нормален" style:family="paragraph">
      <style:text-properties fo:font-style="italic" style:font-style-asian="italic"/>
    </style:style>
    <style:style style:name="T535" style:parent-style-name="Шрифтнаабзацапоподразбиране" style:family="text">
      <style:text-properties fo:font-style="italic" style:font-style-asian="italic"/>
    </style:style>
    <style:style style:name="T536" style:parent-style-name="Шрифтнаабзацапоподразбиране" style:family="text">
      <style:text-properties fo:font-style="italic" style:font-style-asian="italic" fo:color="#FF0000" fo:language="en" fo:country="US"/>
    </style:style>
    <style:style style:name="T537" style:parent-style-name="Шрифтнаабзацапоподразбиране" style:family="text">
      <style:text-properties fo:font-style="italic" style:font-style-asian="italic"/>
    </style:style>
    <style:style style:name="P538" style:parent-style-name="Нормален" style:family="paragraph">
      <style:text-properties fo:font-style="italic" style:font-style-asian="italic"/>
    </style:style>
    <style:style style:name="P539" style:parent-style-name="Нормален" style:family="paragraph">
      <style:text-properties fo:font-style="italic" style:font-style-asian="italic"/>
    </style:style>
    <style:style style:name="P540" style:parent-style-name="Нормален" style:family="paragraph">
      <style:text-properties fo:font-style="italic" style:font-style-asian="italic"/>
    </style:style>
    <style:style style:name="T541" style:parent-style-name="Шрифтнаабзацапоподразбиране" style:family="text">
      <style:text-properties fo:font-style="italic" style:font-style-asian="italic"/>
    </style:style>
    <style:style style:name="T542" style:parent-style-name="Шрифтнаабзацапоподразбиране" style:family="text">
      <style:text-properties fo:font-style="italic" style:font-style-asian="italic" fo:color="#FF0000" fo:language="en" fo:country="US"/>
    </style:style>
    <style:style style:name="T543" style:parent-style-name="Шрифтнаабзацапоподразбиране" style:family="text">
      <style:text-properties fo:font-style="italic" style:font-style-asian="italic"/>
    </style:style>
    <style:style style:name="T544" style:parent-style-name="Шрифтнаабзацапоподразбиране" style:family="text">
      <style:text-properties fo:font-style="italic" style:font-style-asian="italic" fo:color="#FF0000" fo:language="en" fo:country="US"/>
    </style:style>
    <style:style style:name="T545" style:parent-style-name="Шрифтнаабзацапоподразбиране" style:family="text">
      <style:text-properties fo:font-style="italic" style:font-style-asian="italic"/>
    </style:style>
    <style:style style:name="T546" style:parent-style-name="Шрифтнаабзацапоподразбиране" style:family="text">
      <style:text-properties fo:font-style="italic" style:font-style-asian="italic" fo:color="#FF0000" fo:language="en" fo:country="US"/>
    </style:style>
    <style:style style:name="T547" style:parent-style-name="Шрифтнаабзацапоподразбиране" style:family="text">
      <style:text-properties fo:font-style="italic" style:font-style-asian="italic"/>
    </style:style>
    <style:style style:name="P548" style:parent-style-name="Нормален" style:family="paragraph">
      <style:text-properties fo:font-style="italic" style:font-style-asian="italic"/>
    </style:style>
    <style:style style:name="P549" style:parent-style-name="Нормален" style:family="paragraph">
      <style:text-properties fo:font-style="italic" style:font-style-asian="italic" fo:color="#FF0000" fo:language="en" fo:country="US"/>
    </style:style>
    <style:style style:name="P550" style:parent-style-name="Нормален" style:family="paragraph">
      <style:text-properties fo:font-style="italic" style:font-style-asian="italic"/>
    </style:style>
    <style:style style:name="P551" style:parent-style-name="Нормален" style:family="paragraph">
      <style:text-properties fo:font-style="italic" style:font-style-asian="italic"/>
    </style:style>
    <style:style style:name="P552" style:parent-style-name="Нормален" style:family="paragraph">
      <style:text-properties fo:font-style="italic" style:font-style-asian="italic"/>
    </style:style>
    <style:style style:name="P553" style:parent-style-name="Нормален" style:family="paragraph">
      <style:text-properties fo:font-style="italic" style:font-style-asian="italic"/>
    </style:style>
    <style:style style:name="P554" style:parent-style-name="Нормален" style:family="paragraph">
      <style:text-properties fo:font-style="italic" style:font-style-asian="italic"/>
    </style:style>
    <style:style style:name="P555" style:parent-style-name="Нормален" style:family="paragraph">
      <style:text-properties fo:font-style="italic" style:font-style-asian="italic"/>
    </style:style>
    <style:style style:name="P556" style:parent-style-name="Нормален" style:family="paragraph">
      <style:text-properties fo:font-style="italic" style:font-style-asian="italic"/>
    </style:style>
    <style:style style:name="T557" style:parent-style-name="Шрифтнаабзацапоподразбиране" style:family="text">
      <style:text-properties fo:font-style="italic" style:font-style-asian="italic"/>
    </style:style>
    <style:style style:name="T558" style:parent-style-name="Шрифтнаабзацапоподразбиране" style:family="text">
      <style:text-properties fo:font-style="italic" style:font-style-asian="italic" fo:color="#FF0000" fo:language="en" fo:country="US"/>
    </style:style>
    <style:style style:name="T559" style:parent-style-name="Шрифтнаабзацапоподразбиране" style:family="text">
      <style:text-properties fo:font-style="italic" style:font-style-asian="italic" fo:color="#FF0000"/>
    </style:style>
    <style:style style:name="T560" style:parent-style-name="Шрифтнаабзацапоподразбиране" style:family="text">
      <style:text-properties fo:font-style="italic" style:font-style-asian="italic"/>
    </style:style>
    <style:style style:name="T561" style:parent-style-name="Шрифтнаабзацапоподразбиране" style:family="text">
      <style:text-properties fo:font-style="italic" style:font-style-asian="italic"/>
    </style:style>
    <style:style style:name="T562" style:parent-style-name="Шрифтнаабзацапоподразбиране" style:family="text">
      <style:text-properties fo:font-style="italic" style:font-style-asian="italic" fo:color="#FF0000" fo:language="en" fo:country="US"/>
    </style:style>
    <style:style style:name="T563" style:parent-style-name="Шрифтнаабзацапоподразбиране" style:family="text">
      <style:text-properties fo:font-style="italic" style:font-style-asian="italic"/>
    </style:style>
    <style:style style:name="P564" style:parent-style-name="Нормален" style:family="paragraph">
      <style:text-properties fo:font-style="italic" style:font-style-asian="italic"/>
    </style:style>
    <style:style style:name="P565" style:parent-style-name="Нормален" style:family="paragraph">
      <style:text-properties fo:font-style="italic" style:font-style-asian="italic"/>
    </style:style>
    <style:style style:name="P566" style:parent-style-name="Нормален" style:family="paragraph">
      <style:text-properties fo:font-style="italic" style:font-style-asian="italic"/>
    </style:style>
    <style:style style:name="T567" style:parent-style-name="Шрифтнаабзацапоподразбиране" style:family="text">
      <style:text-properties fo:font-style="italic" style:font-style-asian="italic"/>
    </style:style>
    <style:style style:name="T568" style:parent-style-name="Шрифтнаабзацапоподразбиране" style:family="text">
      <style:text-properties fo:font-style="italic" style:font-style-asian="italic" fo:language="en" fo:country="US"/>
    </style:style>
    <style:style style:name="T569" style:parent-style-name="Шрифтнаабзацапоподразбиране" style:family="text">
      <style:text-properties fo:font-style="italic" style:font-style-asian="italic" fo:color="#FF0000" fo:language="en" fo:country="US"/>
    </style:style>
    <style:style style:name="T570" style:parent-style-name="Шрифтнаабзацапоподразбиране" style:family="text">
      <style:text-properties fo:font-style="italic" style:font-style-asian="italic" fo:color="#FF0000"/>
    </style:style>
    <style:style style:name="T571" style:parent-style-name="Шрифтнаабзацапоподразбиране" style:family="text">
      <style:text-properties fo:font-style="italic" style:font-style-asian="italic"/>
    </style:style>
    <style:style style:name="P572" style:parent-style-name="Нормален" style:family="paragraph">
      <style:text-properties fo:font-style="italic" style:font-style-asian="italic" fo:color="#FF0000" fo:language="en" fo:country="US"/>
    </style:style>
    <style:style style:name="P573" style:parent-style-name="Нормален" style:family="paragraph">
      <style:text-properties fo:font-style="italic" style:font-style-asian="italic"/>
    </style:style>
    <style:style style:name="P574" style:parent-style-name="Нормален" style:family="paragraph">
      <style:text-properties fo:font-style="italic" style:font-style-asian="italic"/>
    </style:style>
    <style:style style:name="P575" style:parent-style-name="Нормален" style:family="paragraph">
      <style:text-properties fo:font-style="italic" style:font-style-asian="italic"/>
    </style:style>
    <style:style style:name="P576" style:parent-style-name="Нормален" style:family="paragraph">
      <style:text-properties fo:font-style="italic" style:font-style-asian="italic"/>
    </style:style>
    <style:style style:name="T577" style:parent-style-name="Шрифтнаабзацапоподразбиране" style:family="text">
      <style:text-properties fo:font-style="italic" style:font-style-asian="italic"/>
    </style:style>
    <style:style style:name="T578" style:parent-style-name="Шрифтнаабзацапоподразбиране" style:family="text">
      <style:text-properties fo:font-style="italic" style:font-style-asian="italic" fo:language="en" fo:country="US"/>
    </style:style>
    <style:style style:name="T579" style:parent-style-name="Шрифтнаабзацапоподразбиране" style:family="text">
      <style:text-properties fo:font-style="italic" style:font-style-asian="italic" fo:color="#FF0000" fo:language="en" fo:country="US"/>
    </style:style>
    <style:style style:name="P580" style:parent-style-name="Нормален" style:family="paragraph">
      <style:text-properties fo:font-style="italic" style:font-style-asian="italic"/>
    </style:style>
    <style:style style:name="P581" style:parent-style-name="Нормален" style:family="paragraph">
      <style:text-properties fo:font-style="italic" style:font-style-asian="italic"/>
    </style:style>
    <style:style style:name="P582" style:parent-style-name="Нормален" style:family="paragraph">
      <style:text-properties fo:font-style="italic" style:font-style-asian="italic"/>
    </style:style>
    <style:style style:name="P583" style:parent-style-name="Нормален" style:family="paragraph">
      <style:text-properties fo:font-style="italic" style:font-style-asian="italic"/>
    </style:style>
    <style:style style:name="P584" style:parent-style-name="Нормален" style:family="paragraph">
      <style:text-properties fo:font-style="italic" style:font-style-asian="italic"/>
    </style:style>
    <style:style style:name="P585" style:parent-style-name="Нормален" style:family="paragraph">
      <style:text-properties fo:font-style="italic" style:font-style-asian="italic"/>
    </style:style>
    <style:style style:name="P586" style:parent-style-name="Нормален" style:family="paragraph">
      <style:text-properties fo:font-style="italic" style:font-style-asian="italic"/>
    </style:style>
    <style:style style:name="P587" style:parent-style-name="Нормален" style:family="paragraph">
      <style:text-properties fo:font-style="italic" style:font-style-asian="italic"/>
    </style:style>
    <style:style style:name="P588" style:parent-style-name="Нормален" style:family="paragraph">
      <style:text-properties style:font-name-complex="Calibri" style:font-weight-complex="bold" fo:color="#FF0000" fo:font-size="12pt" style:font-size-asian="12pt" style:font-size-complex="12pt" fo:language="en" fo:country="US"/>
    </style:style>
    <style:style style:name="P589" style:parent-style-name="Нормален" style:family="paragraph">
      <style:text-properties style:font-name-complex="Calibri" fo:font-weight="bold" style:font-weight-asian="bold" fo:font-size="12pt" style:font-size-asian="12pt" style:font-size-complex="12pt"/>
    </style:style>
    <style:style style:name="P590" style:parent-style-name="Нормален" style:list-style-name="LFO6" style:family="paragraph">
      <style:paragraph-properties fo:text-indent="-0.2291in"/>
      <style:text-properties fo:hyphenate="true"/>
    </style:style>
    <style:style style:name="T591" style:parent-style-name="Шрифтнаабзацапоподразбиране" style:family="text">
      <style:text-properties style:font-name-complex="Calibri" fo:font-weight="bold" style:font-weight-asian="bold" fo:font-size="12pt" style:font-size-asian="12pt" style:font-size-complex="12pt"/>
    </style:style>
    <style:style style:name="T592" style:parent-style-name="Шрифтнаабзацапоподразбиране" style:family="text">
      <style:text-properties style:font-name-complex="Calibri" fo:font-weight="bold" style:font-weight-asian="bold" fo:font-size="12pt" style:font-size-asian="12pt" style:font-size-complex="12pt"/>
    </style:style>
    <style:style style:name="P593" style:parent-style-name="Нормален" style:family="paragraph">
      <style:text-properties fo:font-size="10pt" style:font-size-asian="10pt" style:font-size-complex="10pt" fo:hyphenate="true"/>
    </style:style>
    <style:style style:name="P594" style:parent-style-name="Нормален" style:family="paragraph">
      <style:text-properties fo:font-style="italic" style:font-style-asian="italic"/>
    </style:style>
    <style:style style:name="T595" style:parent-style-name="Шрифтнаабзацапоподразбиране" style:family="text">
      <style:text-properties fo:font-style="italic" style:font-style-asian="italic"/>
    </style:style>
    <style:style style:name="T596" style:parent-style-name="Шрифтнаабзацапоподразбиране" style:family="text">
      <style:text-properties fo:font-style="italic" style:font-style-asian="italic" fo:language="en" fo:country="US"/>
    </style:style>
    <style:style style:name="T597" style:parent-style-name="Шрифтнаабзацапоподразбиране" style:family="text">
      <style:text-properties fo:font-style="italic" style:font-style-asian="italic" fo:color="#FF0000" fo:language="en" fo:country="US"/>
    </style:style>
    <style:style style:name="T598" style:parent-style-name="Шрифтнаабзацапоподразбиране" style:family="text">
      <style:text-properties fo:font-style="italic" style:font-style-asian="italic"/>
    </style:style>
    <style:style style:name="T599" style:parent-style-name="Шрифтнаабзацапоподразбиране" style:family="text">
      <style:text-properties fo:font-style="italic" style:font-style-asian="italic" fo:language="en" fo:country="US"/>
    </style:style>
    <style:style style:name="T600" style:parent-style-name="Шрифтнаабзацапоподразбиране" style:family="text">
      <style:text-properties fo:font-style="italic" style:font-style-asian="italic" fo:color="#FF0000" fo:language="en" fo:country="US"/>
    </style:style>
    <style:style style:name="P601" style:parent-style-name="Нормален" style:family="paragraph">
      <style:text-properties fo:font-style="italic" style:font-style-asian="italic"/>
    </style:style>
    <style:style style:name="P602" style:parent-style-name="Нормален" style:family="paragraph">
      <style:text-properties fo:font-style="italic" style:font-style-asian="italic"/>
    </style:style>
    <style:style style:name="P603" style:parent-style-name="Нормален" style:family="paragraph">
      <style:text-properties fo:font-style="italic" style:font-style-asian="italic"/>
    </style:style>
    <style:style style:name="P604" style:parent-style-name="Нормален" style:family="paragraph">
      <style:text-properties fo:font-style="italic" style:font-style-asian="italic"/>
    </style:style>
    <style:style style:name="P605" style:parent-style-name="Нормален" style:family="paragraph">
      <style:text-properties fo:font-style="italic" style:font-style-asian="italic"/>
    </style:style>
    <style:style style:name="P606" style:parent-style-name="Нормален" style:family="paragraph">
      <style:text-properties fo:font-style="italic" style:font-style-asian="italic"/>
    </style:style>
    <style:style style:name="T607" style:parent-style-name="Шрифтнаабзацапоподразбиране" style:family="text">
      <style:text-properties fo:font-style="italic" style:font-style-asian="italic"/>
    </style:style>
    <style:style style:name="T608" style:parent-style-name="Шрифтнаабзацапоподразбиране" style:family="text">
      <style:text-properties fo:font-style="italic" style:font-style-asian="italic" fo:color="#FF0000" fo:language="en" fo:country="US"/>
    </style:style>
    <style:style style:name="T609" style:parent-style-name="Шрифтнаабзацапоподразбиране" style:family="text">
      <style:text-properties fo:font-style="italic" style:font-style-asian="italic"/>
    </style:style>
    <style:style style:name="P610" style:parent-style-name="Нормален" style:family="paragraph">
      <style:text-properties fo:font-style="italic" style:font-style-asian="italic"/>
    </style:style>
    <style:style style:name="T611" style:parent-style-name="Шрифтнаабзацапоподразбиране" style:family="text">
      <style:text-properties fo:font-style="italic" style:font-style-asian="italic"/>
    </style:style>
    <style:style style:name="T612" style:parent-style-name="Шрифтнаабзацапоподразбиране" style:family="text">
      <style:text-properties fo:font-style="italic" style:font-style-asian="italic" fo:color="#FF0000" fo:language="en" fo:country="US"/>
    </style:style>
    <style:style style:name="T613" style:parent-style-name="Шрифтнаабзацапоподразбиране" style:family="text">
      <style:text-properties fo:font-style="italic" style:font-style-asian="italic"/>
    </style:style>
    <style:style style:name="P614" style:parent-style-name="Нормален" style:family="paragraph">
      <style:text-properties fo:font-style="italic" style:font-style-asian="italic"/>
    </style:style>
    <style:style style:name="P615" style:parent-style-name="Нормален" style:family="paragraph">
      <style:text-properties fo:font-style="italic" style:font-style-asian="italic"/>
    </style:style>
    <style:style style:name="P616" style:parent-style-name="Нормален" style:family="paragraph">
      <style:text-properties fo:font-style="italic" style:font-style-asian="italic"/>
    </style:style>
    <style:style style:name="T617" style:parent-style-name="Шрифтнаабзацапоподразбиране" style:family="text">
      <style:text-properties fo:font-style="italic" style:font-style-asian="italic"/>
    </style:style>
    <style:style style:name="T618" style:parent-style-name="Шрифтнаабзацапоподразбиране" style:family="text">
      <style:text-properties fo:font-style="italic" style:font-style-asian="italic" fo:color="#FF0000" fo:language="en" fo:country="US"/>
    </style:style>
    <style:style style:name="T619" style:parent-style-name="Шрифтнаабзацапоподразбиране" style:family="text">
      <style:text-properties fo:font-style="italic" style:font-style-asian="italic"/>
    </style:style>
    <style:style style:name="T620" style:parent-style-name="Шрифтнаабзацапоподразбиране" style:family="text">
      <style:text-properties fo:font-style="italic" style:font-style-asian="italic" fo:color="#FF0000" fo:language="en" fo:country="US"/>
    </style:style>
    <style:style style:name="T621" style:parent-style-name="Шрифтнаабзацапоподразбиране" style:family="text">
      <style:text-properties fo:font-style="italic" style:font-style-asian="italic"/>
    </style:style>
    <style:style style:name="T622" style:parent-style-name="Шрифтнаабзацапоподразбиране" style:family="text">
      <style:text-properties fo:font-style="italic" style:font-style-asian="italic" fo:color="#FF0000" fo:language="en" fo:country="US"/>
    </style:style>
    <style:style style:name="T623" style:parent-style-name="Шрифтнаабзацапоподразбиране" style:family="text">
      <style:text-properties fo:font-style="italic" style:font-style-asian="italic"/>
    </style:style>
    <style:style style:name="P624" style:parent-style-name="Нормален" style:family="paragraph">
      <style:text-properties fo:font-style="italic" style:font-style-asian="italic"/>
    </style:style>
    <style:style style:name="P625" style:parent-style-name="Нормален" style:family="paragraph">
      <style:text-properties fo:font-style="italic" style:font-style-asian="italic" fo:color="#FF0000" fo:language="en" fo:country="US"/>
    </style:style>
    <style:style style:name="P626" style:parent-style-name="Нормален" style:family="paragraph">
      <style:text-properties fo:font-style="italic" style:font-style-asian="italic"/>
    </style:style>
    <style:style style:name="P627" style:parent-style-name="Нормален" style:family="paragraph">
      <style:text-properties fo:font-style="italic" style:font-style-asian="italic"/>
    </style:style>
    <style:style style:name="P628" style:parent-style-name="Нормален" style:family="paragraph">
      <style:text-properties fo:font-style="italic" style:font-style-asian="italic"/>
    </style:style>
    <style:style style:name="P629" style:parent-style-name="Нормален" style:family="paragraph">
      <style:text-properties fo:font-style="italic" style:font-style-asian="italic"/>
    </style:style>
    <style:style style:name="P630" style:parent-style-name="Нормален" style:family="paragraph">
      <style:text-properties fo:font-style="italic" style:font-style-asian="italic"/>
    </style:style>
    <style:style style:name="P631" style:parent-style-name="Нормален" style:family="paragraph">
      <style:text-properties fo:font-style="italic" style:font-style-asian="italic"/>
    </style:style>
    <style:style style:name="P632" style:parent-style-name="Нормален" style:family="paragraph">
      <style:text-properties fo:font-style="italic" style:font-style-asian="italic"/>
    </style:style>
    <style:style style:name="T633" style:parent-style-name="Шрифтнаабзацапоподразбиране" style:family="text">
      <style:text-properties fo:font-style="italic" style:font-style-asian="italic"/>
    </style:style>
    <style:style style:name="T634" style:parent-style-name="Шрифтнаабзацапоподразбиране" style:family="text">
      <style:text-properties fo:font-style="italic" style:font-style-asian="italic" fo:color="#FF0000" fo:language="en" fo:country="US"/>
    </style:style>
    <style:style style:name="T635" style:parent-style-name="Шрифтнаабзацапоподразбиране" style:family="text">
      <style:text-properties fo:font-style="italic" style:font-style-asian="italic" fo:color="#FF0000"/>
    </style:style>
    <style:style style:name="T636" style:parent-style-name="Шрифтнаабзацапоподразбиране" style:family="text">
      <style:text-properties fo:font-style="italic" style:font-style-asian="italic"/>
    </style:style>
    <style:style style:name="T637" style:parent-style-name="Шрифтнаабзацапоподразбиране" style:family="text">
      <style:text-properties fo:font-style="italic" style:font-style-asian="italic"/>
    </style:style>
    <style:style style:name="T638" style:parent-style-name="Шрифтнаабзацапоподразбиране" style:family="text">
      <style:text-properties fo:font-style="italic" style:font-style-asian="italic" fo:color="#FF0000" fo:language="en" fo:country="US"/>
    </style:style>
    <style:style style:name="T639" style:parent-style-name="Шрифтнаабзацапоподразбиране" style:family="text">
      <style:text-properties fo:font-style="italic" style:font-style-asian="italic"/>
    </style:style>
    <style:style style:name="P640" style:parent-style-name="Нормален" style:family="paragraph">
      <style:text-properties fo:font-style="italic" style:font-style-asian="italic"/>
    </style:style>
    <style:style style:name="P641" style:parent-style-name="Нормален" style:family="paragraph">
      <style:text-properties fo:font-style="italic" style:font-style-asian="italic"/>
    </style:style>
    <style:style style:name="P642" style:parent-style-name="Нормален" style:family="paragraph">
      <style:text-properties fo:font-style="italic" style:font-style-asian="italic"/>
    </style:style>
    <style:style style:name="T643" style:parent-style-name="Шрифтнаабзацапоподразбиране" style:family="text">
      <style:text-properties fo:font-style="italic" style:font-style-asian="italic"/>
    </style:style>
    <style:style style:name="T644" style:parent-style-name="Шрифтнаабзацапоподразбиране" style:family="text">
      <style:text-properties fo:font-style="italic" style:font-style-asian="italic" fo:language="en" fo:country="US"/>
    </style:style>
    <style:style style:name="T645" style:parent-style-name="Шрифтнаабзацапоподразбиране" style:family="text">
      <style:text-properties fo:font-style="italic" style:font-style-asian="italic" fo:color="#FF0000" fo:language="en" fo:country="US"/>
    </style:style>
    <style:style style:name="T646" style:parent-style-name="Шрифтнаабзацапоподразбиране" style:family="text">
      <style:text-properties fo:font-style="italic" style:font-style-asian="italic" fo:color="#FF0000"/>
    </style:style>
    <style:style style:name="T647" style:parent-style-name="Шрифтнаабзацапоподразбиране" style:family="text">
      <style:text-properties fo:font-style="italic" style:font-style-asian="italic"/>
    </style:style>
    <style:style style:name="P648" style:parent-style-name="Нормален" style:family="paragraph">
      <style:text-properties fo:font-style="italic" style:font-style-asian="italic" fo:color="#FF0000" fo:language="en" fo:country="US"/>
    </style:style>
    <style:style style:name="P649" style:parent-style-name="Нормален" style:family="paragraph">
      <style:text-properties fo:font-style="italic" style:font-style-asian="italic"/>
    </style:style>
    <style:style style:name="P650" style:parent-style-name="Нормален" style:family="paragraph">
      <style:text-properties fo:font-style="italic" style:font-style-asian="italic"/>
    </style:style>
    <style:style style:name="P651" style:parent-style-name="Нормален" style:family="paragraph">
      <style:text-properties fo:font-style="italic" style:font-style-asian="italic"/>
    </style:style>
    <style:style style:name="P652" style:parent-style-name="Нормален" style:family="paragraph">
      <style:text-properties fo:font-style="italic" style:font-style-asian="italic"/>
    </style:style>
    <style:style style:name="T653" style:parent-style-name="Шрифтнаабзацапоподразбиране" style:family="text">
      <style:text-properties fo:font-style="italic" style:font-style-asian="italic"/>
    </style:style>
    <style:style style:name="T654" style:parent-style-name="Шрифтнаабзацапоподразбиране" style:family="text">
      <style:text-properties fo:font-style="italic" style:font-style-asian="italic" fo:language="en" fo:country="US"/>
    </style:style>
    <style:style style:name="T655" style:parent-style-name="Шрифтнаабзацапоподразбиране" style:family="text">
      <style:text-properties fo:font-style="italic" style:font-style-asian="italic" fo:color="#FF0000" fo:language="en" fo:country="US"/>
    </style:style>
    <style:style style:name="P656" style:parent-style-name="Нормален" style:family="paragraph">
      <style:text-properties fo:font-style="italic" style:font-style-asian="italic"/>
    </style:style>
    <style:style style:name="P657" style:parent-style-name="Нормален" style:family="paragraph">
      <style:text-properties fo:font-style="italic" style:font-style-asian="italic"/>
    </style:style>
    <style:style style:name="P658" style:parent-style-name="Нормален" style:family="paragraph">
      <style:text-properties fo:font-style="italic" style:font-style-asian="italic"/>
    </style:style>
    <style:style style:name="P659" style:parent-style-name="Нормален" style:family="paragraph">
      <style:text-properties fo:font-style="italic" style:font-style-asian="italic"/>
    </style:style>
    <style:style style:name="P660" style:parent-style-name="Нормален" style:family="paragraph">
      <style:text-properties fo:font-style="italic" style:font-style-asian="italic"/>
    </style:style>
    <style:style style:name="P661" style:parent-style-name="Нормален" style:family="paragraph">
      <style:text-properties fo:font-style="italic" style:font-style-asian="italic"/>
    </style:style>
    <style:style style:name="P662" style:parent-style-name="Нормален" style:family="paragraph">
      <style:text-properties fo:font-style="italic" style:font-style-asian="italic"/>
    </style:style>
    <style:style style:name="P663" style:parent-style-name="Нормален" style:family="paragraph">
      <style:text-properties fo:font-style="italic" style:font-style-asian="italic"/>
    </style:style>
    <style:style style:name="P664" style:parent-style-name="Нормален" style:family="paragraph">
      <style:text-properties style:font-name-complex="Calibri" style:font-weight-complex="bold" fo:color="#FF0000" fo:font-size="12pt" style:font-size-asian="12pt" style:font-size-complex="12pt" fo:language="en" fo:country="US"/>
    </style:style>
    <style:style style:name="P665" style:parent-style-name="Безразредка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Изпитна тема № 18</text:p>
      <text:p text:style-name="P2"/>
      <text:list text:style-name="LFO1" text:continue-numbering="true">
        <text:list-item>
          <text:p text:style-name="P3">Демонстрира знания за мрежовите модели OSI и TCP/IP</text:p>
        </text:list-item>
      </text:list>
      <text:p text:style-name="P4"/>
      <text:p text:style-name="Безразредка"><text:span text:style-name="T5">OSI</text:span><text:span text:style-name="T6">- Мрежовият модел OSI (Open System Interconnect) е<text:s/></text:span><text:span text:style-name="T7">абстрактен модел</text:span><text:span text:style-name="T8">, който описва начина на комуникация в компютърните мрежи. OSI моделът позволява на<text:s/></text:span><text:span text:style-name="T9">различни системи да комуникират безпроблемно помежду си. Той е стандарт, който производителите на мрежово оборудване използват при проектиране на хардуер, операционни системи и протоколи. Състои се от<text:s/></text:span><text:span text:style-name="T10">7 слоя</text:span><text:span text:style-name="T11">, като всеки отговаря за определена част от комун</text:span><text:span text:style-name="T12">икацията между потребителите.</text:span></text:p>
      <text:list text:style-name="LFO2" text:continue-numbering="true">
        <text:list-item>
          <text:p text:style-name="P13"><text:span text:style-name="T14">Приложен</text:span><text:span text:style-name="T15"><text:s/>-<text:s/></text:span><text:span text:style-name="T16">взаимодейства директно с потребителските данни.</text:span></text:p>
        </text:list-item>
        <text:list-item>
          <text:p text:style-name="P17"><text:span text:style-name="T18">Представителен</text:span><text:span text:style-name="T19"><text:s/>-<text:s/></text:span><text:span text:style-name="T20">подготвя информацията, така че приложният слой да може да се използва</text:span></text:p>
        </text:list-item>
        <text:list-item>
          <text:p text:style-name="P21"><text:span text:style-name="T22">Сесиен</text:span><text:span text:style-name="T23"><text:s/>-<text:s/></text:span><text:span text:style-name="T24">използван за отваряне и затваряне на комуникацията между двете машини.</text:span></text:p>
        </text:list-item>
        <text:list-item>
          <text:p text:style-name="P25"><text:span text:style-name="T26">Транспортен</text:span><text:span text:style-name="T27"><text:s/>– Този слой е отговорен за<text:s/></text:span><text:span text:style-name="T28">контрола на потока и контрола на грешките е<text:s/></text:span></text:p>
        </text:list-item>
        <text:list-item>
          <text:p text:style-name="P29"><text:span text:style-name="T30">Мрежов</text:span><text:span text:style-name="T31"><text:s/>-<text:s/></text:span><text:span text:style-name="T32">позволява прехвърляне на информация между две отделни мрежи</text:span></text:p>
        </text:list-item>
        <text:list-item>
          <text:p text:style-name="P33"><text:span text:style-name="T34">Канален</text:span><text:span text:style-name="T35"><text:s/>-<text:s/></text:span><text:span text:style-name="T36">събира пакети с данни и ги разделя на помалки части</text:span></text:p>
        </text:list-item>
        <text:list-item>
          <text:p text:style-name="P37"><text:span text:style-name="T38">Физически</text:span><text:span text:style-name="T39"><text:s/>- с</text:span><text:span text:style-name="T40">ъдържа физически устройства,</text:span><text:span text:style-name="T41"><text:s/>като проводници и комутации, участващи в трансфера на информация</text:span></text:p>
        </text:list-item>
      </text:list>
      <text:p text:style-name="P42"/>
      <text:p text:style-name="Безразредка"><text:span text:style-name="T43">TCP / IP</text:span><text:span text:style-name="T44"><text:s/></text:span><text:span text:style-name="T45">е<text:s/></text:span><text:span text:style-name="T46">стандартен протокол</text:span><text:span text:style-name="T47"><text:s/>за работа в мрежа</text:span><text:span text:style-name="T48">.</text:span><text:span text:style-name="T49"><text:s/></text:span><text:span text:style-name="T50">Той е съвкупност от двата протоколо<text:s/></text:span><text:span text:style-name="T51">Transmission Control Protocol<text:s/></text:span><text:span text:style-name="T52">и<text:s/></text:span><text:span text:style-name="T53">Internet Protocol.</text:span><text:span text:style-name="T54"><text:s/>За да може информацията да достигне успешно е<text:s/></text:span><text:span text:style-name="T55">нужно всяко устройство да има уникален<text:s/></text:span><text:span text:style-name="T56">IP<text:s/></text:span><text:span text:style-name="T57">адрес.</text:span><text:span text:style-name="T58"><text:s/></text:span><text:span text:style-name="T59">Чрез<text:s/></text:span><text:span text:style-name="T60">TCP<text:s/></text:span><text:span text:style-name="T61">се изпращат съобщения но първо трябва да се изгради сесия. След това съобщението се разделя на сегменти, които се номерират и се пращат по номера за да се получи оригиналото съобщение. Ако някой от<text:s/></text:span><text:span text:style-name="T62">сегментите не се изпрати, той се изпраща повторно.<text:s/></text:span><text:span text:style-name="T63">TCP<text:s/></text:span><text:span text:style-name="T64">гарантира</text:span><text:span text:style-name="T65"><text:s/>достигането на информация до пулучателя</text:span></text:p>
      <text:p text:style-name="P66"/>
      <text:p text:style-name="P67"/>
      <text:p text:style-name="Безразредка"><text:span text:style-name="T68">Т</text:span><text:span text:style-name="T69">CP/IP<text:s/></text:span><text:span text:style-name="T70">има</text:span><text:span text:style-name="T71"><text:s/></text:span><text:span text:style-name="T72">4</text:span><text:span text:style-name="T73"><text:s/>слоя</text:span><text:span text:style-name="T74">,</text:span></text:p>
      <text:list text:style-name="LFO3" text:continue-numbering="true">
        <text:list-item>
          <text:p text:style-name="P75"><text:span text:style-name="T76">Мрежов слой за достъп – установява<text:s/></text:span><text:span text:style-name="T77"><text:s/>връзка към данните</text:span></text:p>
        </text:list-item>
        <text:list-item>
          <text:p text:style-name="P78"><text:span text:style-name="T79">Интернет слой</text:span><text:span text:style-name="T80"><text:s/>-<text:s/></text:span><text:span text:style-name="T81">се използва за изпращане на независим пакет до мрежа до<text:s/></text:span><text:span text:style-name="T82">местоназначението.</text:span></text:p>
        </text:list-item>
        <text:list-item>
          <text:p text:style-name="P83"><text:span text:style-name="T84">Транспортен слой</text:span><text:span text:style-name="T85"><text:s/>– отговаря за доставянето на информацията</text:span></text:p>
        </text:list-item>
        <text:list-item>
          <text:p text:style-name="P86"><text:span text:style-name="T87">Приложен слой – обработва изискаванията на потребителския интерфейс. В себе си този слой съдържа набор от протоколи като<text:s/></text:span><text:span text:style-name="T88">HTTP,FTP,SMTP,DNS<text:s/></text:span><text:span text:style-name="T89">и др.</text:span></text:p>
        </text:list-item>
      </text:list>
      <text:p text:style-name="P90"/>
      <text:list text:style-name="LFO1" text:continue-numbering="true">
        <text:list-item>
          <text:p text:style-name="P91"><text:s/>Дефинира понятието капсулация на данните при модел OSI. Дава пример за капсулация на данни</text:p>
        </text:list-item>
      </text:list>
      <text:p text:style-name="P92"/>
      <text:p text:style-name="Безразредка"><text:span text:style-name="T93">Това е процесът, при който по време на изпращане на данни, се добавя и допълнителна информация относно модела/проотокола<text:s/></text:span><text:span text:style-name="T94">OSI.<text:s/></text:span><text:span text:style-name="T95">Тази допълнителна информация се добавя от страната на подателя/изпращ</text:span><text:span text:style-name="T96">ача</text:span>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Header</text:p>
          </table:table-cell>
          <table:table-cell table:style-name="TableCell104">
            <text:p text:style-name="P105"><text:s text:c="2"/>Data</text:p>
          </table:table-cell>
          <table:table-cell table:style-name="TableCell106">
            <text:p text:style-name="P107">Details</text:p>
          </table:table-cell>
        </table:table-row>
      </table:table>
      <text:p text:style-name="P108">Пример:</text:p>
      <text:p text:style-name="P109"/>
      <text:p text:style-name="Безразредка"><text:span text:style-name="T110">Към<text:s/></text:span><text:span text:style-name="T111">Data<text:s/></text:span><text:span text:style-name="T112">се добавят „</text:span><text:span text:style-name="T113">Header” (</text:span><text:span text:style-name="T114">заглавието) и<text:s/></text:span><text:span text:style-name="T115">“Details” (</text:span><text:span text:style-name="T116">подробностите).</text:span></text:p>
      <text:list text:style-name="LFO1" text:continue-numbering="true">
        <text:list-item>
          <text:p text:style-name="P117">Обяснява предназначението на сокетите и портовете. Демонстрира чрез пример как работят сокетите и портовете.</text:p>
        </text:list-item>
      </text:list>
      <text:p text:style-name="P118"/>
      <text:p text:style-name="Безразредка"><text:span text:style-name="T119">Мрежовите портове</text:span><text:span text:style-name="T120"><text:s text:c="2"/>портът е<text:s/></text:span><text:span text:style-name="T121">логическа конструкция присвоена на мрежови процеси, така че да бъдат идентифицирани в системата.</text:span></text:p>
      <text:p text:style-name="P122"/>
      <text:p text:style-name="P123"><text:span text:style-name="T124">Мрежовите сокети</text:span><text:span text:style-name="T125"><text:s/>– комбинация от порт и<text:s/></text:span><text:span text:style-name="T126">IP<text:s/></text:span><text:span text:style-name="T127">адрес. Служи като крайна точка за изпращане и получаване на данни в мрежата</text:span></text:p>
      <text:p text:style-name="Безразредка"/>
      <text:p text:style-name="P128"/>
      <text:list text:style-name="LFO1" text:continue-numbering="true">
        <text:list-item>
          <text:p text:style-name="P129"><text:s/>Дефинира термините: IP адрес, домейн, URL, DNS</text:p>
        </text:list-item>
      </text:list>
      <text:p text:style-name="P130"/>
      <text:p text:style-name="Безразредка"><text:span text:style-name="T131">IP<text:s/></text:span><text:span text:style-name="T132">– уникален адрес на всяко устройство, чрез който адрес то се идентифицира в мрежата. IP адресът има много части, организирани в йерархия</text:span><text:span text:style-name="T133"><text:s/>(</text:span><text:span text:style-name="T134">Държаа/Регион/Подмрежа/Адрес на устройството).<text:s/></text:span></text:p>
      <text:p text:style-name="P135"/>
      <text:p text:style-name="Безразредка"><text:span text:style-name="T136">Домейн - <text:s/></text:span><text:span text:style-name="T137">Домейнът (Domain name) е името, което потреб</text:span><text:span text:style-name="T138">ителите изписват в адресната лента на браузъра, за да заредят определена уеб страница.<text:s/></text:span></text:p>
      <text:p text:style-name="P139"/>
      <text:p text:style-name="Безразредка"><text:span text:style-name="T140">URL</text:span><text:span text:style-name="T141"><text:s/>- Всяка<text:s/></text:span><text:span text:style-name="T142">уеб<text:s/></text:span><text:span text:style-name="T143">страница има URL, който я идентифицира по уникален начин</text:span></text:p>
      <text:p text:style-name="P144"/>
      <text:p text:style-name="Безразредка"><text:span text:style-name="T145">DNS</text:span><text:span text:style-name="T146"><text:s/>–<text:s/></text:span><text:span text:style-name="T147"><text:s/>Превежда имената на домейни в<text:s/></text:span><text:span text:style-name="T148">Ip<text:s/></text:span><text:span text:style-name="T149">адреси, така че браузърите да могат да зареждат интер</text:span><text:span text:style-name="T150">нет ресурси</text:span></text:p>
      <text:p text:style-name="P151"/>
      <text:p text:style-name="P152"/>
      <text:p text:style-name="P153"/>
      <text:p text:style-name="P154"/>
      <text:p text:style-name="P155">5. Обяснява модела клиент-сървър. <text:s/></text:p>
      <text:p text:style-name="Безразредка"/>
      <text:p text:style-name="Безразредка"><text:span text:style-name="T156">Моделът клиент-сървър разделя задачите между клиента и сървъра, които се намират в една система или комуникират чрез компютърна мрежа. При този модел клиентът изпраща заявка към сървъра,а сървърът я обра</text:span><text:span text:style-name="T157">ботва и връща резултат на клиента.</text:span></text:p>
      <text:p text:style-name="P158"/>
      <text:p text:style-name="P159"/>
      <text:p text:style-name="Безразредка"/>
      <text:p text:style-name="Безразредка"/>
      <text:list text:style-name="LFO4" text:continue-numbering="true">
        <text:list-item>
          <text:p text:style-name="P160">Обяснява и дава пример за използване на UDP. Различава TCP от UDP</text:p>
        </text:list-item>
      </text:list>
      <text:p text:style-name="P161"/>
      <text:p text:style-name="Безразредка"><text:span text:style-name="T162">TCP<text:s/></text:span><text:span text:style-name="T163">и<text:s/></text:span><text:span text:style-name="T164">UDP<text:s/></text:span><text:span text:style-name="T165">се различават по това, че<text:s/></text:span><text:span text:style-name="T166">TCP<text:s/></text:span><text:span text:style-name="T167">гарантира</text:span><text:span text:style-name="T168"><text:s/>доставката на данни. Когато се изпраща съобщение се разделя на сегменти като всеки сегмент има<text:s/></text:span><text:span text:style-name="T169">номер. Те пристигат при получателя по номера, образувайки оригиналното собщение. Ако някой от сегментите не се изпрати<text:s/></text:span><text:span text:style-name="T170">TCP</text:span><text:span text:style-name="T171">, той се препраща докато не стигне до получателя.</text:span></text:p>
      <text:p text:style-name="P172"/>
      <text:p text:style-name="Безразредка">UDP (User Datagram Protocol) протокол - Протоколът UDP осигурява негарантирана доставка на данни.UDP осъществява изпращането на данните и не се занимава с проверка на получаването им. Съобщението, което се предава се нарича дейтаграма (datagram)</text:p>
      <text:p text:style-name="P173"/>
      <text:p text:style-name="Безразредка"><text:span text:style-name="T174">Примери за използване на<text:s/></text:span><text:span text:style-name="T175">UDP:</text:span></text:p>
      <text:list text:style-name="LFO5" text:continue-numbering="true">
        <text:list-item>
          <text:p text:style-name="P176"><text:span text:style-name="T177">Streaming<text:s/></text:span><text:span text:style-name="T178">медия</text:span></text:p>
        </text:list-item>
        <text:list-item>
          <text:p text:style-name="P179">Онлайн игри</text:p>
        </text:list-item>
        <text:list-item>
          <text:p text:style-name="P180"><text:span text:style-name="T181">VoIP</text:span></text:p>
        </text:list-item>
      </text:list>
      <text:p text:style-name="P182"/>
      <text:p text:style-name="P183"/>
      <text:p text:style-name="P184"/>
      <text:p text:style-name="P185"/>
      <text:list text:style-name="LFO6" text:continue-numbering="true">
        <text:list-item>
          <text:p text:style-name="P186"><text:span text:style-name="T187">Описва фазите на комуника</text:span><text:span text:style-name="T188">ция при TCP. Демонстрира чрез програмен код прилагането на ТСР. <text:s/></text:span></text:p>
        </text:list-item>
      </text:list>
      <text:p text:style-name="P189"><text:span text:style-name="T190">В сравнение с UDP, който може незабавно да започне да изпраща пакети, TCP изисква установяването на връзка преди изпращането на данни. Съществуват три фази при осъществяването на TCP комуник</text:span><text:span text:style-name="T191">ация:<text:s/></text:span></text:p>
      <text:list text:style-name="LFO6" text:continue-numbering="true">
        <text:list-item>
          <text:list>
            <text:list-item>
              <text:p text:style-name="P192"><text:span text:style-name="T193">установяване на връзката<text:s/></text:span></text:p>
            </text:list-item>
            <text:list-item>
              <text:p text:style-name="P194"><text:span text:style-name="T195">пренос на данни<text:s/></text:span></text:p>
            </text:list-item>
            <text:list-item>
              <text:p text:style-name="P196"><text:span text:style-name="T197">преустановяване на връзката<text:s/></text:span></text:p>
            </text:list-item>
          </text:list>
        </text:list-item>
      </text:list>
      <text:p text:style-name="P198">TCP връзката се управлява от операционната система чрез програмен интерфейс. Този интерфейс, т.нар. интернет сокет, представя локалната крайна точка за<text:s/>комуникациите.<text:s/></text:p>
      <text:p text:style-name="P199"/>
      <text:p text:style-name="P200"/>
      <text:p text:style-name="P201"><text:span text:style-name="T202">// Server code</text:span><text:span text:style-name="T203"> </text:span></text:p>
      <text:p text:style-name="P204"><text:span text:style-name="T205">StreamWriter writer = new StreamWriter(new NetworkStream (client));</text:span><text:span text:style-name="T206"> </text:span></text:p>
      <text:p text:style-name="P207"><text:span text:style-name="T208">writer.WriteLine(“Welcome to my test server”);</text:span><text:span text:style-name="T209"> </text:span></text:p>
      <text:p text:style-name="P210"><text:span text:style-name="T211">// Client code</text:span><text:span text:style-name="T212"> </text:span></text:p>
      <text:p text:style-name="P213"><text:span text:style-name="T214">// Connecting to serer</text:span><text:span text:style-name="T215"> </text:span></text:p>
      <text:p text:style-name="P216"><text:span text:style-name="T217">StreamReader reader = new StreamReader (new<text:s/></text:span><text:span text:style-name="T218">NetworksStream (socket));</text:span><text:span text:style-name="T219"> </text:span></text:p>
      <text:p text:style-name="P220"><text:span text:style-name="T221">Console,.WriteLine(reader.ReadLine());</text:span><text:span text:style-name="T222"> </text:span></text:p>
      <text:p text:style-name="P223"><text:span text:style-name="T224"> </text:span></text:p>
      <text:p text:style-name="P225"><text:span text:style-name="T226"> </text:span></text:p>
      <text:p text:style-name="P227"><text:span text:style-name="T228"> </text:span></text:p>
      <text:p text:style-name="P229"><text:span text:style-name="T230">//</text:span><text:span text:style-name="T231">Следният код реализира класа<text:s/></text:span><text:span text:style-name="T232">Server</text:span><text:span text:style-name="T233"> </text:span></text:p>
      <text:p text:style-name="P234"><text:span text:style-name="T235"> </text:span></text:p>
      <text:p text:style-name="P236"><text:span text:style-name="T237">Class Server </text:span><text:span text:style-name="T238"> </text:span></text:p>
      <text:p text:style-name="P239"><text:span text:style-name="T240">{</text:span><text:span text:style-name="T241"> </text:span></text:p>
      <text:p text:style-name="P242"><text:span text:style-name="T243">public static void Main ()</text:span><text:span text:style-name="T244"> </text:span></text:p>
      <text:p text:style-name="P245"><text:span text:style-name="T246">{</text:span><text:span text:style-name="T247"> </text:span></text:p>
      <text:p text:style-name="P248"><text:span text:style-name="T249">Socket socket = new Socket (AdressFamily.InterNetwork, SocketType.Stream, ProtocolType.Tcp);</text:span><text:span text:style-name="T250"> </text:span></text:p>
      <text:p text:style-name="P251"><text:span text:style-name="T252">IPEndPoint ipep = new IPEndPoint (IPAdress.Any, 2222);</text:span><text:span text:style-name="T253"> </text:span></text:p>
      <text:p text:style-name="P254"><text:span text:style-name="T255">socket.Bind(ipep);</text:span><text:span text:style-name="T256"> </text:span></text:p>
      <text:p text:style-name="P257"><text:span text:style-name="T258">socket.Listen(10);</text:span><text:span text:style-name="T259"> </text:span></text:p>
      <text:p text:style-name="P260"><text:span text:style-name="T261">Console.WriteLine (“Waiting for client…”);</text:span><text:span text:style-name="T262"> </text:span></text:p>
      <text:p text:style-name="P263"><text:span text:style-name="T264">Socket client = socket.Accept();</text:span><text:span text:style-name="T265"> </text:span></text:p>
      <text:p text:style-name="P266"><text:span text:style-name="T267">IPendPoint clientep = (IPEndPoint) client.RemoteEndPoint;</text:span><text:span text:style-name="T268"> </text:span></text:p>
      <text:p text:style-name="P269"><text:span text:style-name="T270">Console.WriteLine(“Connected with {0} at port {1}”,</text:span><text:span text:style-name="T271"> </text:span></text:p>
      <text:p text:style-name="P272"><text:span text:style-name="T273">clientep.Adress, clientep.Port);</text:span><text:span text:style-name="T274"> </text:span></text:p>
      <text:p text:style-name="P275"><text:span text:style-name="T276"> </text:span></text:p>
      <text:p text:style-name="P277"><text:span text:style-name="T278">string welcome = “Welcome to my test server”;</text:span><text:span text:style-name="T279"> </text:span></text:p>
      <text:p text:style-name="P280"><text:span text:style-name="T281">byte[] data=data=EncodingASCII.GetBytes(welcome);</text:span><text:span text:style-name="T282"> </text:span></text:p>
      <text:p text:style-name="P283"><text:span text:style-name="T284">client.Send(data, data.Length, SocketFlags.None);</text:span><text:span text:style-name="T285"> </text:span></text:p>
      <text:p text:style-name="P286"><text:span text:style-name="T287">while(true)</text:span><text:span text:style-name="T288"> </text:span></text:p>
      <text:p text:style-name="P289"><text:span text:style-name="T290">{</text:span><text:span text:style-name="T291"> </text:span></text:p>
      <text:p text:style-name="P292"><text:span text:style-name="T293">Int recv = client.Receive(data);</text:span><text:span text:style-name="T294"> </text:span></text:p>
      <text:p text:style-name="P295"><text:span text:style-name="T296">If (recv ==0)</text:span><text:span text:style-name="T297"> </text:span></text:p>
      <text:p text:style-name="P298"><text:span text:style-name="T299">break; </text:span><text:span text:style-name="T300"> </text:span></text:p>
      <text:p text:style-name="P301"><text:span text:style-name="T302">Console.WriteLine (Encoding.ASCII.GetString(data,0recv));</text:span><text:span text:style-name="T303"> </text:span></text:p>
      <text:p text:style-name="P304"><text:span text:style-name="T305">Client.Send(data, recv, SocketFlags.None);</text:span><text:span text:style-name="T306"> </text:span></text:p>
      <text:p text:style-name="P307"><text:span text:style-name="T308">}</text:span><text:span text:style-name="T309"> </text:span></text:p>
      <text:p text:style-name="P310"><text:span text:style-name="T311">Console.WriteLine(“Disconnected from {0}”,</text:span><text:span text:style-name="T312"> </text:span></text:p>
      <text:p text:style-name="P313"><text:span text:style-name="T314">clientep.Adress);</text:span><text:span text:style-name="T315"> </text:span></text:p>
      <text:p text:style-name="P316"><text:span text:style-name="T317">client.Close(</text:span><text:span text:style-name="T318">);</text:span><text:span text:style-name="T319"> </text:span></text:p>
      <text:p text:style-name="P320"><text:span text:style-name="T321">socket.Close();</text:span><text:span text:style-name="T322"> </text:span></text:p>
      <text:p text:style-name="P323"><text:span text:style-name="T324">}</text:span><text:span text:style-name="T325"> </text:span></text:p>
      <text:p text:style-name="P326"><text:span text:style-name="T327">}</text:span><text:span text:style-name="T328"> </text:span></text:p>
      <text:p text:style-name="P329"><text:span text:style-name="T330"> </text:span></text:p>
      <text:p text:style-name="P331"><text:span text:style-name="T332"> </text:span></text:p>
      <text:p text:style-name="P333"><text:span text:style-name="T334"> </text:span></text:p>
      <text:p text:style-name="P335"><text:span text:style-name="T336">class Client</text:span><text:span text:style-name="T337"> </text:span></text:p>
      <text:p text:style-name="P338"><text:span text:style-name="T339">{</text:span><text:span text:style-name="T340"> </text:span></text:p>
      <text:p text:style-name="P341"><text:span text:style-name="T342">public static void Main(string[] args)</text:span><text:span text:style-name="T343"> </text:span></text:p>
      <text:p text:style-name="P344"><text:span text:style-name="T345">{</text:span><text:span text:style-name="T346"> </text:span></text:p>
      <text:p text:style-name="P347"><text:span text:style-name="T348">Socket socket = new Socket (AdressFamily.InterNetwork,</text:span><text:span text:style-name="T349"> </text:span></text:p>
      <text:p text:style-name="P350"><text:span text:style-name="T351">try</text:span><text:span text:style-name="T352"> </text:span></text:p>
      <text:p text:style-name="P353"><text:span text:style-name="T354">{</text:span><text:span text:style-name="T355"> </text:span></text:p>
      <text:p text:style-name="P356"><text:span text:style-name="T357">IPEndPoint ipep = new IPEndPoint(</text:span><text:span text:style-name="T358"> </text:span></text:p>
      <text:p text:style-name="P359"><text:span text:style-name="T360">APAddress.Parse (“127.0.0.1”), 2222);</text:span><text:span text:style-name="T361"> </text:span></text:p>
      <text:p text:style-name="P362"><text:span text:style-name="T363">socket.Connect(ipep);</text:span><text:span text:style-name="T364"> </text:span></text:p>
      <text:p text:style-name="P365"><text:span text:style-name="T366">}</text:span><text:span text:style-name="T367"> </text:span></text:p>
      <text:p text:style-name="P368"><text:span text:style-name="T369">Catch (SocketException e)</text:span><text:span text:style-name="T370"> </text:span></text:p>
      <text:p text:style-name="P371"><text:span text:style-name="T372">{</text:span><text:span text:style-name="T373"> </text:span></text:p>
      <text:p text:style-name="P374"><text:span text:style-name="T375">Console.WriteLine(“Unable to connect to server.”);</text:span><text:span text:style-name="T376"> </text:span></text:p>
      <text:p text:style-name="P377"><text:span text:style-name="T378">Console.WriteLine(e.ToString());</text:span><text:span text:style-name="T379"> </text:span></text:p>
      <text:p text:style-name="P380"><text:span text:style-name="T381">}</text:span><text:span text:style-name="T382"> </text:span></text:p>
      <text:p text:style-name="P383"><text:span text:style-name="T384">Byte []  data = new byte [1024];</text:span><text:span text:style-name="T385"> </text:span></text:p>
      <text:p text:style-name="P386"><text:span text:style-name="T387">Int recv  = socket.Receive (data);</text:span><text:span text:style-name="T388"> </text:span></text:p>
      <text:p text:style-name="P389"><text:span text:style-name="T390">String strData =<text:s/></text:span><text:span text:style-name="T391">Encoding.ASCII.GetString (data, 0, recv);</text:span><text:span text:style-name="T392"> </text:span></text:p>
      <text:p text:style-name="P393"><text:span text:style-name="T394">while(true)</text:span><text:span text:style-name="T395"> </text:span></text:p>
      <text:p text:style-name="P396"><text:span text:style-name="T397">{</text:span><text:span text:style-name="T398"> </text:span></text:p>
      <text:p text:style-name="P399"><text:span text:style-name="T400">String input = Console.ReadLine();</text:span><text:span text:style-name="T401"> </text:span></text:p>
      <text:p text:style-name="P402"><text:span text:style-name="T403">If (input = =”exit”)</text:span><text:span text:style-name="T404"> </text:span></text:p>
      <text:p text:style-name="P405"><text:span text:style-name="T406">break; </text:span><text:span text:style-name="T407"> </text:span></text:p>
      <text:p text:style-name="P408"><text:span text:style-name="T409">socket.Send(Encoding.ASCII.GetBytes (input));</text:span><text:span text:style-name="T410"> </text:span></text:p>
      <text:p text:style-name="P411"><text:span text:style-name="T412">data = new byte [1024];</text:span><text:span text:style-name="T413"> </text:span></text:p>
      <text:p text:style-name="P414"><text:span text:style-name="T415">recv = socket.Receive (data);</text:span><text:span text:style-name="T416"> </text:span></text:p>
      <text:p text:style-name="P417"><text:span text:style-name="T418">strData= Encoding.ASCII.Get</text:span><text:span text:style-name="T419">String(data,0,recv);</text:span><text:span text:style-name="T420"> </text:span></text:p>
      <text:p text:style-name="P421"><text:span text:style-name="T422">Censole.WriteLine(strData);</text:span><text:span text:style-name="T423"> </text:span></text:p>
      <text:p text:style-name="P424"><text:span text:style-name="T425">}</text:span><text:span text:style-name="T426"> </text:span></text:p>
      <text:p text:style-name="P427"><text:span text:style-name="T428">Console.WriteLine(“Disconnecting from server”);</text:span><text:span text:style-name="T429"> </text:span></text:p>
      <text:p text:style-name="P430"><text:span text:style-name="T431">socket.Shutdown(SocketShutdown.Both);</text:span><text:span text:style-name="T432"> </text:span></text:p>
      <text:p text:style-name="P433"><text:span text:style-name="T434">socket.Close();</text:span><text:span text:style-name="T435"> </text:span></text:p>
      <text:p text:style-name="P436"><text:span text:style-name="T437">}</text:span><text:span text:style-name="T438"> </text:span></text:p>
      <text:p text:style-name="P439"><text:span text:style-name="T440">}</text:span><text:span text:style-name="T441"> </text:span></text:p>
      <text:p text:style-name="P442"><text:span text:style-name="T443"> </text:span><text:span text:style-name="T444"> </text:span></text:p>
      <text:p text:style-name="P445"/>
      <text:p text:style-name="Нормален"><text:span text:style-name="T446"><text:s/></text:span></text:p>
      <text:p text:style-name="Нормален"><text:span text:style-name="T447"><text:s/></text:span></text:p>
      <text:list text:style-name="LFO6" text:continue-numbering="true">
        <text:list-item>
          <text:p text:style-name="P448"><text:span text:style-name="T449">Различава HTTP/1.1 от HTTP/2. Различава HTTP от WebSocket. <text:s/></text:span></text:p>
        </text:list-item>
      </text:list>
      <text:p text:style-name="P450"><text:span text:style-name="T451">HTTP/ 1.1<text:s/></text:span><text:span text:style-name="T452">зарежда ресурси един след друг, така че ако един ресурс на може да бъде зареден, той блокира всички други ресурси зад него. За разлика от това,<text:s/></text:span><text:span text:style-name="T453">HTTP/2<text:s/></text:span><text:span text:style-name="T454">може да използва една<text:s/></text:span><text:span text:style-name="T455">TCP<text:s/></text:span><text:span text:style-name="T456">връзка за изпращане на множество потоци от данни наведнъж, така че нито един ре</text:span><text:span text:style-name="T457">сурс да не блокира друг ресурс.</text:span></text:p>
      <text:p text:style-name="P458"><text:span text:style-name="T459">За разлика от<text:s/></text:span><text:span text:style-name="T460">HTTP<text:s/></text:span><text:span text:style-name="T461">къде трбява постоянно да изисквате актуализации, при<text:s/></text:span><text:span text:style-name="T462">webSocket<text:s/></text:span><text:span text:style-name="T463">актуализациите се изпращат незабавно когато са наличини.<text:s/></text:span></text:p>
      <text:list text:style-name="LFO6" text:continue-numbering="true">
        <text:list-item>
          <text:p text:style-name="P464"><text:span text:style-name="T465">Разработва програмен код на клиент и/или сървър чрез FTP и/или SMTP. <text:s/></text:span></text:p>
        </text:list-item>
      </text:list>
      <text:p text:style-name="Нормален"><text:span text:style-name="T466"><text:s/></text:span><text:span text:style-name="T467">using System</text:span><text:span text:style-name="T468">;</text:span></text:p>
      <text:p text:style-name="P469"><text:s/>using System.Runtime.Remoting.Channels;</text:p>
      <text:p text:style-name="P470"><text:s/>using System.Runtime.Remoting,Channels.Tcp;</text:p>
      <text:p text:style-name="P471">using CommonTypes;</text:p>
      <text:p text:style-name="P472">namespace LibraryClient</text:p>
      <text:p text:style-name="P473">{</text:p>
      <text:p text:style-name="P474">class LibraryClient</text:p>
      <text:p text:style-name="P475">{</text:p>
      <text:p text:style-name="P476">public static void Main ()</text:p>
      <text:p text:style-name="P477">{</text:p>
      <text:p text:style-name="P478">TcpChannel channel = new TCPChannel ();</text:p>
      <text:p text:style-name="P479">ChannelServices.RegisterChannel(channel);</text:p>
      <text:p text:style-name="P480">Console.WriteLine(“Registered new client”);</text:p>
      <text:p text:style-name="P481"/>
      <text:p text:style-name="P482">Library remoteLibrary = (Library)</text:p>
      <text:p text:style-name="P483">Activator.GetObject (typeof(Library),</text:p>
      <text:p text:style-name="P484">“tcp://localhost:12345/Library”);</text:p>
      <text:p text:style-name="Нормален"><text:span text:style-name="T485">Console.Writeline(“The Library object activated”)</text:span><text:span text:style-name="T486">;</text:span></text:p>
      <text:p text:style-name="P487">Book [] books = <text:s/>remoteLibrary.GetBonus();</text:p>
      <text:p text:style-name="Нормален"><text:span text:style-name="T488">books [0] Author = “Author changed”;</text:span></text:p>
      <text:list text:style-name="LFO6" text:continue-numbering="true">
        <text:list-item>
          <text:p text:style-name="P489"><text:span text:style-name="T490">Демонстрира знания за предимствата и недостатъците на еднонишковите и многонишковите Web сървъри. <text:s/></text:span></text:p>
        </text:list-item>
      </text:list>
      <text:p text:style-name="P491"><text:span text:style-name="T492">Web сървърите, които пренебрегват или нареждат на опашка получените нови заявки, се наричат е</text:span><text:span text:style-name="T493">днонишкови. Това означава, че те не могат да се справят с натоварения при Web сървъра трафик. Тези сървъри обаче са много добри за сайтове, които имат слабо натоварен или умерен трафик, защото осигуряват много добра скорост на обработка на заявките.<text:s/></text:span><text:span text:style-name="T494">Предим</text:span><text:span text:style-name="T495">ства на многонишковото програмиране пред еднонишковото:</text:span><text:span text:style-name="T496"><text:s/></text:span></text:p>
      <text:list text:style-name="LFO7" text:continue-numbering="true">
        <text:list-item>
          <text:list>
            <text:list-item>
              <text:p text:style-name="P497"><text:span text:style-name="T498">По – добра използваемост на ресурсите –извършване на няколко изчислителни операции по време на работа с I/O устройства.<text:s/></text:span></text:p>
            </text:list-item>
            <text:list-item>
              <text:p text:style-name="P499"><text:span text:style-name="T500">Опростен програмен дизаин в определени ситуации – разделяне на една<text:s/></text:span><text:span text:style-name="T501">програма на независими подпрограми.<text:s/></text:span></text:p>
            </text:list-item>
            <text:list-item>
              <text:p text:style-name="P502"><text:span text:style-name="T503">Разделяне на задачите по приоритет.<text:s/></text:span></text:p>
            </text:list-item>
            <text:list-item>
              <text:p text:style-name="P504"><text:span text:style-name="T505">Обслужване на много клиенти едновременно – Web сървър.<text:s/></text:span><text:span text:style-name="T506">Недостатъци</text:span><text:span text:style-name="T507"><text:s/></text:span></text:p>
            </text:list-item>
            <text:list-item>
              <text:p text:style-name="P508"><text:span text:style-name="T509">Труден дизайн – свързан със синхронизация на отделни нишки при достъп на споделени ресурси.<text:s/></text:span></text:p>
            </text:list-item>
          </text:list>
        </text:list-item>
      </text:list>
      <text:p text:style-name="P510"><text:span text:style-name="T511"><text:s/></text:span></text:p>
      <text:p text:style-name="Нормален"><text:span text:style-name="T512"><text:s/></text:span></text:p>
      <text:list text:style-name="LFO6" text:continue-numbering="true">
        <text:list-item>
          <text:p text:style-name="P513"><text:span text:style-name="T514">Открива грешки в<text:s/></text:span><text:span text:style-name="T515">програмен код и го модифицира, така че да реши поставената задача.<text:s/></text:span></text:p>
        </text:list-item>
      </text:list>
      <text:p text:style-name="P516"><text:s/></text:p>
      <text:p text:style-name="P517"/>
      <text:p text:style-name="P518">using System;</text:p>
      <text:p text:style-name="Нормален"><text:span text:style-name="T519">using System.IO</text:span><text:span text:style-name="T520"><text:s/></text:span><text:span text:style-name="T521">;</text:span></text:p>
      <text:p text:style-name="Нормален"><text:span text:style-name="T522">using System.Net</text:span><text:span text:style-name="T523"><text:s/></text:span><text:span text:style-name="T524">;</text:span></text:p>
      <text:p text:style-name="P525">using System.Net.Sockets;</text:p>
      <text:p text:style-name="P526">using System.Text;</text:p>
      <text:p text:style-name="P527">class SimpleTcpServer</text:p>
      <text:p text:style-name="P528">{</text:p>
      <text:p text:style-name="P529">const int LISTENING PORT = 2222;</text:p>
      <text:p text:style-name="P530">const string<text:s/>EXIT_COMMAND = "exit";</text:p>
      <text:p text:style-name="Нормален"><text:span text:style-name="T531">static void<text:s/></text:span><text:span text:style-name="T532">M</text:span><text:span text:style-name="T533">ain(string[] args)</text:span></text:p>
      <text:p text:style-name="P534">{</text:p>
      <text:p text:style-name="Нормален"><text:span text:style-name="T535">IPEndPoint serverEndPoint</text:span><text:span text:style-name="T536"><text:s/>=<text:s/></text:span><text:span text:style-name="T537">new IPEndPoint (IPAddress. Any, LISTENING PORT);</text:span></text:p>
      <text:p text:style-name="P538">TopListener server = new TcpListener (serverEndPoint);</text:p>
      <text:p text:style-name="P539">server.Start();</text:p>
      <text:p text:style-name="P540">Console.WriteLine("Simple TCP Server started listening on</text:p>
      <text:p text:style-name="Нормален"><text:span text:style-name="T541">(0) ...", server.</text:span><text:span text:style-name="T542">L</text:span><text:span text:style-name="T543">ocal</text:span><text:span text:style-name="T544">E</text:span><text:span text:style-name="T545">nd</text:span><text:span text:style-name="T546">P</text:span><text:span text:style-name="T547">oint);</text:span></text:p>
      <text:p text:style-name="P548">while (true)</text:p>
      <text:p text:style-name="P549">{</text:p>
      <text:p text:style-name="P550">TcpClient client <text:s text:c="2"/>server.AcceptTcpClient();</text:p>
      <text:p text:style-name="P551">Console.WriteLine("Accepted client connection.");</text:p>
      <text:p text:style-name="P552">try</text:p>
      <text:p text:style-name="P553">{</text:p>
      <text:p text:style-name="P554">NetworkStream ns = client.GetStream();</text:p>
      <text:p text:style-name="P555">using (ns)</text:p>
      <text:p text:style-name="P556">{</text:p>
      <text:p text:style-name="Нормален"><text:span text:style-name="T557">StreamWriter writer</text:span><text:span text:style-name="T558"><text:s/>=</text:span><text:span text:style-name="T559"><text:s text:c="2"/></text:span><text:span text:style-name="T560">new StreamWriter (ns);</text:span></text:p>
      <text:p text:style-name="Нормален"><text:span text:style-name="T561">writer.</text:span><text:span text:style-name="T562">W</text:span><text:span text:style-name="T563">rite ("Enter your name: ");</text:span></text:p>
      <text:p text:style-name="P564">writer.Flush();</text:p>
      <text:p text:style-name="P565">StreamReader reader = new StreamReader (ns);</text:p>
      <text:p text:style-name="P566">string name = reader.ReadLine();</text:p>
      <text:p text:style-name="Нормален"><text:span text:style-name="T567">if (name</text:span><text:span text:style-name="T568"><text:s/></text:span><text:span text:style-name="T569">==</text:span><text:span text:style-name="T570"><text:s text:c="3"/></text:span><text:span text:style-name="T571">EXIT_COMMAND)</text:span></text:p>
      <text:p text:style-name="P572">{</text:p>
      <text:p text:style-name="P573">break;</text:p>
      <text:p text:style-name="P574">}</text:p>
      <text:p text:style-name="P575">writer.WriteLine("Hello, {0}", name);</text:p>
      <text:p text:style-name="P576">writer. Flush ();</text:p>
      <text:p text:style-name="Нормален"><text:span text:style-name="T577">}</text:span><text:span text:style-name="T578"><text:s/></text:span><text:span text:style-name="T579">}</text:span></text:p>
      <text:p text:style-name="P580">finally</text:p>
      <text:p text:style-name="P581">{</text:p>
      <text:p text:style-name="P582">client.Close ();</text:p>
      <text:p text:style-name="P583">Console.WriteLine("Client connection closed.");</text:p>
      <text:p text:style-name="P584">}</text:p>
      <text:p text:style-name="P585">server.Stop(); //This could also be in a try-finally block</text:p>
      <text:p text:style-name="P586">Console.WriteLine("Simple TCP Server stopped.");</text:p>
      <text:p text:style-name="P587">}</text:p>
      <text:p text:style-name="P588">}</text:p>
      <text:p text:style-name="P589"/>
      <text:p text:style-name="Нормален"/>
      <text:list text:style-name="LFO6" text:continue-numbering="true">
        <text:list-item>
          <text:p text:style-name="P590"><text:span text:style-name="T591">Анализира, определя и допълва програмен код, така че да реши поставената зад</text:span><text:span text:style-name="T592">ача.<text:s/></text:span></text:p>
        </text:list-item>
      </text:list>
      <text:p text:style-name="Списъкнаабзаци"/>
      <text:p text:style-name="P593"/>
      <text:p text:style-name="P594">using System;</text:p>
      <text:p text:style-name="Нормален"><text:span text:style-name="T595">using System.IO</text:span><text:span text:style-name="T596"><text:s/></text:span><text:span text:style-name="T597">;</text:span></text:p>
      <text:p text:style-name="Нормален"><text:span text:style-name="T598">using System.Net</text:span><text:span text:style-name="T599"><text:s/></text:span><text:span text:style-name="T600">;</text:span></text:p>
      <text:p text:style-name="P601">using System.Net.Sockets;</text:p>
      <text:p text:style-name="P602">using System.Text;</text:p>
      <text:p text:style-name="P603">class SimpleTcpServer</text:p>
      <text:p text:style-name="P604">{</text:p>
      <text:p text:style-name="P605">const int LISTENING PORT = 2222;</text:p>
      <text:p text:style-name="P606">const string EXIT_COMMAND = "exit";</text:p>
      <text:p text:style-name="Нормален"><text:span text:style-name="T607">static void<text:s/></text:span><text:span text:style-name="T608">M</text:span><text:span text:style-name="T609">ain(string[] args)</text:span></text:p>
      <text:p text:style-name="P610">{</text:p>
      <text:p text:style-name="Нормален"><text:span text:style-name="T611">IPEndPoint serverEndPoint</text:span><text:span text:style-name="T612"><text:s/>=<text:s/></text:span><text:span text:style-name="T613">new IPEndPoint (IPAddress. Any, LISTENING PORT);</text:span></text:p>
      <text:p text:style-name="P614">TopListener server = new TcpListener (serverEndPoint);</text:p>
      <text:p text:style-name="P615">server.Start();</text:p>
      <text:p text:style-name="P616">Console.WriteLine("Simple TCP Server started listening on</text:p>
      <text:p text:style-name="Нормален"><text:span text:style-name="T617">(0) ...", server.</text:span><text:span text:style-name="T618">L</text:span><text:span text:style-name="T619">ocal</text:span><text:span text:style-name="T620">E</text:span><text:span text:style-name="T621">nd</text:span><text:span text:style-name="T622">P</text:span><text:span text:style-name="T623">oint);</text:span></text:p>
      <text:p text:style-name="P624">while (true)</text:p>
      <text:p text:style-name="P625">{</text:p>
      <text:p text:style-name="P626">TcpClient client <text:s text:c="2"/>server.AcceptTcpClient();</text:p>
      <text:p text:style-name="P627">Console.WriteLine("Accepted client connection.");</text:p>
      <text:p text:style-name="P628">try</text:p>
      <text:p text:style-name="P629">{</text:p>
      <text:p text:style-name="P630">NetworkStream ns = client.GetStream();</text:p>
      <text:p text:style-name="P631">using (ns)</text:p>
      <text:p text:style-name="P632">{</text:p>
      <text:p text:style-name="Нормален"><text:span text:style-name="T633">StreamWriter writer</text:span><text:span text:style-name="T634"><text:s/>=</text:span><text:span text:style-name="T635"><text:s text:c="2"/></text:span><text:span text:style-name="T636">new StreamWriter (ns);</text:span></text:p>
      <text:p text:style-name="Нормален"><text:span text:style-name="T637">writer.</text:span><text:span text:style-name="T638">W</text:span><text:span text:style-name="T639">rite ("Enter your name: ");</text:span></text:p>
      <text:p text:style-name="P640">writer.Flush();</text:p>
      <text:p text:style-name="P641">StreamReader reader = new StreamReader (ns);</text:p>
      <text:p text:style-name="P642">string name = reader.ReadLine();</text:p>
      <text:p text:style-name="Нормален"><text:span text:style-name="T643">if (name</text:span><text:span text:style-name="T644"><text:s/></text:span><text:span text:style-name="T645">==</text:span><text:span text:style-name="T646"><text:s text:c="3"/></text:span><text:span text:style-name="T647">EXIT_COMMAND)</text:span></text:p>
      <text:p text:style-name="P648">{</text:p>
      <text:p text:style-name="P649">break;</text:p>
      <text:p text:style-name="P650">}</text:p>
      <text:p text:style-name="P651">writer.WriteLine("Hello, {0}", name);</text:p>
      <text:p text:style-name="P652">writer. Flush ();</text:p>
      <text:p text:style-name="Нормален"><text:span text:style-name="T653">}</text:span><text:span text:style-name="T654"><text:s/></text:span><text:span text:style-name="T655">}</text:span></text:p>
      <text:p text:style-name="P656">finally</text:p>
      <text:p text:style-name="P657">{</text:p>
      <text:p text:style-name="P658">client.Close ();</text:p>
      <text:p text:style-name="P659">Console.WriteLine("Client connection closed.");</text:p>
      <text:p text:style-name="P660">}</text:p>
      <text:p text:style-name="P661">server.Stop(); //This could also be in a try-finally block</text:p>
      <text:p text:style-name="P662">Console.WriteLine("Simple TCP Server stopped.");</text:p>
      <text:p text:style-name="P663">}</text:p>
      <text:p text:style-name="P664">}</text:p>
      <text:p text:style-name="P6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style:style style:name="Списъкнаабзаци" style:display-name="Списък на абзаци" style:family="paragraph" style:parent-style-name="Нормален">
      <style:paragraph-properties style:contextual-spacing="true" fo:margin-left="0.5in">
        <style:tab-stops/>
      </style:paragraph-properties>
      <style:text-properties fo:hyphenate="false"/>
    </style:style>
    <style:style style:name="Безразредка" style:display-name="Без разредка" style:family="paragraph">
      <style:paragraph-properties fo:margin-bottom="0in" fo:line-height="100%"/>
      <style:text-properties fo:hyphenate="false"/>
    </style:style>
    <style:style style:name="normaltextrun" style:display-name="normaltextrun" style:family="text" style:parent-style-name="Шрифтнаабзацапоподразбиране"/>
    <style:style style:name="paragraph" style:display-name="paragraph" style:family="paragraph" style:parent-style-name="Нормален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fo:hyphenate="true"/>
    </style:style>
    <style:style style:name="eop" style:display-name="eop" style:family="text" style:parent-style-name="Шрифтнаабзацапоподразбиране"/>
    <style:style style:name="Горенколонтитул" style:display-name="Горен колонтитул" style:family="paragraph" style:parent-style-name="Нормален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ГоренколонтитулЗнак" style:display-name="Горен колонтитул Знак" style:family="text" style:parent-style-name="Шрифтнаабзацапоподразбиране"/>
    <style:style style:name="Доленколонтитул" style:display-name="Долен колонтитул" style:family="paragraph" style:parent-style-name="Нормален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ДоленколонтитулЗнак" style:display-name="Долен колонтитул Знак" style:family="text" style:parent-style-name="Шрифтнаабзацапоподразбиране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202122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202122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202122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202122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202122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202122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202122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202122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7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2B2B2B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2B2B2B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2B2B2B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2B2B2B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2B2B2B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2B2B2B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2B2B2B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2B2B2B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2B2B2B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 text:start-value="7">
        <style:list-level-properties text:space-before="0.2291in" text:min-label-width="0in" text:list-level-position-and-space-mode="label-alignment">
          <style:list-level-label-alignment text:label-followed-by="listtab" fo:margin-left="0.2291in" fo:text-indent="0in"/>
        </style:list-level-properties>
      </text:list-level-style-number>
      <text:list-level-style-number text:level="2" text:style-name="WW_CharLFO6LVL2" style:num-suffix="." style:num-format="1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</text:list-level-style-number>
      <text:list-level-style-number text:level="3" text:style-name="WW_CharLFO6LVL3" style:num-format="i">
        <style:list-level-properties text:space-before="1.0006in" text:min-label-width="0in" text:list-level-position-and-space-mode="label-alignment">
          <style:list-level-label-alignment text:label-followed-by="listtab" fo:margin-left="1.0006in" fo:text-indent="0in"/>
        </style:list-level-properties>
      </text:list-level-style-number>
      <text:list-level-style-number text:level="4" text:style-name="WW_CharLFO6LVL4" style:num-format="1">
        <style:list-level-properties text:space-before="1.5006in" text:min-label-width="0in" text:list-level-position-and-space-mode="label-alignment">
          <style:list-level-label-alignment text:label-followed-by="listtab" fo:margin-left="1.5006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0006in" text:min-label-width="0in" text:list-level-position-and-space-mode="label-alignment">
          <style:list-level-label-alignment text:label-followed-by="listtab" fo:margin-left="2.0006in" fo:text-indent="0in"/>
        </style:list-level-properties>
      </text:list-level-style-number>
      <text:list-level-style-number text:level="6" text:style-name="WW_CharLFO6LVL6" style:num-format="i">
        <style:list-level-properties text:space-before="2.5006in" text:min-label-width="0in" text:list-level-position-and-space-mode="label-alignment">
          <style:list-level-label-alignment text:label-followed-by="listtab" fo:margin-left="2.5006in" fo:text-indent="0in"/>
        </style:list-level-properties>
      </text:list-level-style-number>
      <text:list-level-style-number text:level="7" text:style-name="WW_CharLFO6LVL7" style:num-format="1">
        <style:list-level-properties text:space-before="3.0006in" text:min-label-width="0in" text:list-level-position-and-space-mode="label-alignment">
          <style:list-level-label-alignment text:label-followed-by="listtab" fo:margin-left="3.0006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5006in" text:min-label-width="0in" text:list-level-position-and-space-mode="label-alignment">
          <style:list-level-label-alignment text:label-followed-by="listtab" fo:margin-left="3.5006in" fo:text-indent="0in"/>
        </style:list-level-properties>
      </text:list-level-style-number>
      <text:list-level-style-number text:level="9" text:style-name="WW_CharLFO6LVL9" style:num-format="i">
        <style:list-level-properties text:space-before="4.0006in" text:min-label-width="0in" text:list-level-position-and-space-mode="label-alignment">
          <style:list-level-label-alignment text:label-followed-by="listtab" fo:margin-left="4.0006in" fo:text-indent="0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Arial"/>
      </text:list-level-style-bullet>
      <text:list-level-style-bullet text:level="2" text:style-name="WW_CharLFO7LVL2" text:bullet-char="•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  <style:text-properties style:font-name="Arial"/>
      </text:list-level-style-bullet>
      <text:list-level-style-bullet text:level="3" text:style-name="WW_CharLFO7LVL3" text:bullet-char="▪">
        <style:list-level-properties text:space-before="1.0006in" text:min-label-width="0in" text:list-level-position-and-space-mode="label-alignment">
          <style:list-level-label-alignment text:label-followed-by="listtab" fo:margin-left="1.0006in" fo:text-indent="0in"/>
        </style:list-level-properties>
        <style:text-properties style:font-name="Segoe UI Symbol"/>
      </text:list-level-style-bullet>
      <text:list-level-style-bullet text:level="4" text:style-name="WW_CharLFO7LVL4" text:bullet-char="•">
        <style:list-level-properties text:space-before="1.5006in" text:min-label-width="0in" text:list-level-position-and-space-mode="label-alignment">
          <style:list-level-label-alignment text:label-followed-by="listtab" fo:margin-left="1.5006in" fo:text-indent="0in"/>
        </style:list-level-properties>
        <style:text-properties style:font-name="Arial"/>
      </text:list-level-style-bullet>
      <text:list-level-style-bullet text:level="5" text:style-name="WW_CharLFO7LVL5" text:bullet-char="o">
        <style:list-level-properties text:space-before="2.0006in" text:min-label-width="0in" text:list-level-position-and-space-mode="label-alignment">
          <style:list-level-label-alignment text:label-followed-by="listtab" fo:margin-left="2.0006in" fo:text-indent="0in"/>
        </style:list-level-properties>
        <style:text-properties style:font-name="Segoe UI Symbol"/>
      </text:list-level-style-bullet>
      <text:list-level-style-bullet text:level="6" text:style-name="WW_CharLFO7LVL6" text:bullet-char="▪">
        <style:list-level-properties text:space-before="2.5006in" text:min-label-width="0in" text:list-level-position-and-space-mode="label-alignment">
          <style:list-level-label-alignment text:label-followed-by="listtab" fo:margin-left="2.5006in" fo:text-indent="0in"/>
        </style:list-level-properties>
        <style:text-properties style:font-name="Segoe UI Symbol"/>
      </text:list-level-style-bullet>
      <text:list-level-style-bullet text:level="7" text:style-name="WW_CharLFO7LVL7" text:bullet-char="•">
        <style:list-level-properties text:space-before="3.0006in" text:min-label-width="0in" text:list-level-position-and-space-mode="label-alignment">
          <style:list-level-label-alignment text:label-followed-by="listtab" fo:margin-left="3.0006in" fo:text-indent="0in"/>
        </style:list-level-properties>
        <style:text-properties style:font-name="Arial"/>
      </text:list-level-style-bullet>
      <text:list-level-style-bullet text:level="8" text:style-name="WW_CharLFO7LVL8" text:bullet-char="o">
        <style:list-level-properties text:space-before="3.5006in" text:min-label-width="0in" text:list-level-position-and-space-mode="label-alignment">
          <style:list-level-label-alignment text:label-followed-by="listtab" fo:margin-left="3.5006in" fo:text-indent="0in"/>
        </style:list-level-properties>
        <style:text-properties style:font-name="Segoe UI Symbol"/>
      </text:list-level-style-bullet>
      <text:list-level-style-bullet text:level="9" text:style-name="WW_CharLFO7LVL9" text:bullet-char="▪">
        <style:list-level-properties text:space-before="4.0006in" text:min-label-width="0in" text:list-level-position-and-space-mode="label-alignment">
          <style:list-level-label-alignment text:label-followed-by="listtab" fo:margin-left="4.0006in" fo:text-indent="0in"/>
        </style:list-level-properties>
        <style:text-properties style:font-name="Segoe UI 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Кристиян Маринов</meta:initial-creator>
    <dc:creator>Кристиян Маринов</dc:creator>
    <meta:creation-date>2022-01-24T13:47:00Z</meta:creation-date>
    <dc:date>2022-05-15T19:18:00Z</dc:date>
    <meta:template xlink:href="Normal" xlink:type="simple"/>
    <meta:editing-cycles>12</meta:editing-cycles>
    <meta:editing-duration>PT31560S</meta:editing-duration>
    <meta:document-statistic meta:page-count="1" meta:paragraph-count="22" meta:word-count="1690" meta:character-count="11301" meta:row-count="80" meta:non-whitespace-character-count="9633"/>
  </office:meta>
</office:document-meta>
</file>